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0" style:family="paragraph">
      <style:paragraph-properties fo:break-before="page" fo:margin-top="0.1944in" fo:margin-bottom="0.0972in" fo:line-height="90%"/>
    </style:style>
    <style:style style:name="T2" style:parent-style-name="DefaultParagraphFont" style:family="text">
      <style:text-properties fo:font-weight="bold" style:font-weight-asian="bold" fo:color="#C8102E" fo:font-size="24pt" style:font-size-asian="24pt" style:font-size-complex="24pt"/>
    </style:style>
    <style:style style:name="P3" style:parent-style-name="Normal" style:family="paragraph">
      <style:text-properties fo:font-weight="bold" style:font-weight-asian="bold" fo:font-size="18pt" style:font-size-asian="18pt" style:font-size-complex="18pt"/>
    </style:style>
    <style:style style:name="T4"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5" style:parent-style-name="ListParagraph" style:family="paragraph"/>
    <style:style style:name="T6" style:parent-style-name="DefaultParagraphFont" style:family="text">
      <style:text-properties fo:font-weight="bold" style:font-weight-asian="bold" fo:color="#4D525A"/>
    </style:style>
    <style:style style:name="T7" style:parent-style-name="DefaultParagraphFont" style:family="text">
      <style:text-properties fo:color="#4D525A"/>
    </style:style>
    <style:style style:name="T8" style:parent-style-name="DefaultParagraphFont" style:family="text">
      <style:text-properties fo:color="#4D525A"/>
    </style:style>
    <style:style style:name="P9" style:parent-style-name="ListParagraph" style:family="paragraph">
      <style:paragraph-properties fo:margin-bottom="0.1944in"/>
    </style:style>
    <style:style style:name="T10" style:parent-style-name="DefaultParagraphFont" style:family="text">
      <style:text-properties fo:font-weight="bold" style:font-weight-asian="bold" fo:color="#4D525A"/>
    </style:style>
    <style:style style:name="T11" style:parent-style-name="DefaultParagraphFont" style:family="text">
      <style:text-properties fo:color="#4D525A"/>
    </style:style>
    <style:style style:name="T12" style:parent-style-name="DefaultParagraphFont" style:family="text">
      <style:text-properties fo:color="#4D525A"/>
    </style:style>
    <style:style style:name="T13" style:parent-style-name="DefaultParagraphFont" style:family="text">
      <style:text-properties fo:color="#1155CC" style:text-underline-type="single" style:text-underline-style="solid" style:text-underline-width="auto" style:text-underline-mode="continuous"/>
    </style:style>
    <style:style style:name="T14" style:parent-style-name="DefaultParagraphFont" style:family="text">
      <style:text-properties fo:color="#4D525A"/>
    </style:style>
    <style:style style:name="P15" style:parent-style-name="ListParagraph" style:family="paragraph">
      <style:paragraph-properties fo:margin-bottom="0.1944in"/>
    </style:style>
    <style:style style:name="T16" style:parent-style-name="DefaultParagraphFont" style:family="text">
      <style:text-properties fo:color="#4D525A"/>
    </style:style>
    <style:style style:name="T17" style:parent-style-name="DefaultParagraphFont" style:family="text">
      <style:text-properties fo:color="#4D525A"/>
    </style:style>
    <style:style style:name="P18"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19" style:parent-style-name="Normal" style:family="paragraph">
      <style:text-properties fo:color="#4D525A"/>
    </style:style>
    <style:style style:name="P20" style:parent-style-name="Normal" style:family="paragraph">
      <style:text-properties fo:color="#4D525A"/>
    </style:style>
    <style:style style:name="P21" style:parent-style-name="Normal" style:family="paragraph">
      <style:text-properties fo:color="#4D525A"/>
    </style:style>
    <style:style style:name="P22" style:parent-style-name="Normal" style:family="paragraph">
      <style:text-properties fo:color="#4D525A"/>
    </style:style>
    <style:style style:name="P23" style:parent-style-name="Normal" style:family="paragraph">
      <style:text-properties fo:color="#4D525A"/>
    </style:style>
    <style:style style:name="P24" style:parent-style-name="Normal" style:family="paragraph">
      <style:text-properties fo:color="#4D525A"/>
    </style:style>
    <style:style style:name="P25" style:parent-style-name="Normal" style:family="paragraph">
      <style:text-properties fo:color="#4D525A"/>
    </style:style>
    <style:style style:name="P26" style:parent-style-name="Normal" style:family="paragraph">
      <style:text-properties fo:color="#4D525A"/>
    </style:style>
    <style:style style:name="P27" style:parent-style-name="Normal" style:family="paragraph">
      <style:text-properties fo:color="#4D525A"/>
    </style:style>
    <style:style style:name="P28" style:parent-style-name="Normal" style:family="paragraph">
      <style:text-properties fo:color="#4D525A"/>
    </style:style>
    <style:style style:name="P29" style:parent-style-name="Normal" style:family="paragraph">
      <style:text-properties fo:color="#4D525A"/>
    </style:style>
    <style:style style:name="P30" style:parent-style-name="Normal" style:family="paragraph">
      <style:text-properties fo:color="#4D525A"/>
    </style:style>
    <style:style style:name="P31" style:parent-style-name="Normal" style:family="paragraph">
      <style:text-properties fo:color="#4D525A"/>
    </style:style>
    <style:style style:name="P32" style:parent-style-name="Normal" style:family="paragraph">
      <style:text-properties fo:color="#4D525A"/>
    </style:style>
    <style:style style:name="P33" style:parent-style-name="Normal" style:family="paragraph">
      <style:text-properties fo:color="#4D525A"/>
    </style:style>
    <style:style style:name="P34" style:parent-style-name="Normal" style:family="paragraph">
      <style:text-properties fo:color="#4D525A"/>
    </style:style>
    <style:style style:name="P35" style:parent-style-name="Normal" style:family="paragraph">
      <style:text-properties fo:color="#4D525A"/>
    </style:style>
    <style:style style:name="P36" style:parent-style-name="Normal" style:family="paragraph">
      <style:text-properties fo:color="#4D525A"/>
    </style:style>
    <style:style style:name="P37" style:parent-style-name="Normal" style:family="paragraph">
      <style:text-properties fo:color="#4D525A"/>
    </style:style>
    <style:style style:name="P38" style:parent-style-name="Normal" style:family="paragraph">
      <style:text-properties fo:color="#4D525A"/>
    </style:style>
    <style:style style:name="P39"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40" style:parent-style-name="DefaultParagraphFont" style:family="text">
      <style:text-properties fo:color="#4D525A" fo:font-size="14pt" style:font-size-asian="14pt" style:font-size-complex="14pt"/>
    </style:style>
    <style:style style:name="T41" style:parent-style-name="DefaultParagraphFont" style:family="text">
      <style:text-properties fo:color="#4D525A" fo:font-size="10.5pt" style:font-size-asian="10.5pt" style:font-size-complex="10.5pt"/>
    </style:style>
    <style:style style:name="TableColumn43" style:family="table-column">
      <style:table-column-properties style:column-width="3.0416in" style:use-optimal-column-width="false"/>
    </style:style>
    <style:style style:name="TableColumn44" style:family="table-column">
      <style:table-column-properties style:column-width="0.4479in" style:use-optimal-column-width="false"/>
    </style:style>
    <style:style style:name="TableColumn45" style:family="table-column">
      <style:table-column-properties style:column-width="0.4166in" style:use-optimal-column-width="false"/>
    </style:style>
    <style:style style:name="TableColumn46" style:family="table-column">
      <style:table-column-properties style:column-width="0.9687in" style:use-optimal-column-width="false"/>
    </style:style>
    <style:style style:name="TableColumn47" style:family="table-column">
      <style:table-column-properties style:column-width="1.6979in" style:use-optimal-column-width="false"/>
    </style:style>
    <style:style style:name="Table42" style:family="table">
      <style:table-properties style:width="6.5729in" fo:margin-left="0in" table:align="left"/>
    </style:style>
    <style:style style:name="TableRow48" style:family="table-row">
      <style:table-row-properties style:min-row-height="0.2916in" style:use-optimal-row-height="false"/>
    </style:style>
    <style:style style:name="TableCell49" style:family="table-cell">
      <style:table-cell-properties fo:border="0.0138in solid #FFFFFF" fo:background-color="#00AFAA" style:writing-mode="lr-tb" fo:padding-top="0in" fo:padding-left="0.075in" fo:padding-bottom="0in" fo:padding-right="0.075in"/>
    </style:style>
    <style:style style:name="P50" style:parent-style-name="Normal" style:family="paragraph">
      <style:paragraph-properties fo:line-height="100%"/>
      <style:text-properties fo:font-weight="bold" style:font-weight-asian="bold" fo:color="#FFFFFF"/>
    </style:style>
    <style:style style:name="TableCell51" style:family="table-cell">
      <style:table-cell-properties fo:border="0.0138in solid #FFFFFF" fo:background-color="#00AFAA" style:writing-mode="lr-tb" fo:padding-top="0in" fo:padding-left="0.075in" fo:padding-bottom="0in" fo:padding-right="0.075in"/>
    </style:style>
    <style:style style:name="P52" style:parent-style-name="Normal" style:family="paragraph">
      <style:paragraph-properties fo:line-height="100%"/>
      <style:text-properties fo:font-weight="bold" style:font-weight-asian="bold" fo:color="#FFFFFF"/>
    </style:style>
    <style:style style:name="TableCell53" style:family="table-cell">
      <style:table-cell-properties fo:border="0.0138in solid #FFFFFF" fo:background-color="#00AFAA" style:writing-mode="lr-tb" fo:padding-top="0in" fo:padding-left="0.075in" fo:padding-bottom="0in" fo:padding-right="0.075in"/>
    </style:style>
    <style:style style:name="P54" style:parent-style-name="Normal" style:family="paragraph">
      <style:paragraph-properties fo:line-height="100%"/>
      <style:text-properties fo:font-weight="bold" style:font-weight-asian="bold" fo:color="#FFFFFF"/>
    </style:style>
    <style:style style:name="TableCell55" style:family="table-cell">
      <style:table-cell-properties fo:border="0.0138in solid #FFFFFF" fo:background-color="#00AFAA" style:writing-mode="lr-tb" fo:padding-top="0in" fo:padding-left="0.075in" fo:padding-bottom="0in" fo:padding-right="0.075in"/>
    </style:style>
    <style:style style:name="P56" style:parent-style-name="Normal" style:family="paragraph">
      <style:paragraph-properties fo:line-height="100%"/>
      <style:text-properties fo:font-weight="bold" style:font-weight-asian="bold" fo:color="#FFFFFF"/>
    </style:style>
    <style:style style:name="TableCell57" style:family="table-cell">
      <style:table-cell-properties fo:border="0.0138in solid #FFFFFF" fo:background-color="#00AFAA" style:writing-mode="lr-tb" fo:padding-top="0in" fo:padding-left="0.075in" fo:padding-bottom="0in" fo:padding-right="0.075in"/>
    </style:style>
    <style:style style:name="P58" style:parent-style-name="Normal" style:family="paragraph">
      <style:paragraph-properties fo:line-height="100%"/>
      <style:text-properties fo:font-weight="bold" style:font-weight-asian="bold" fo:color="#FFFFFF"/>
    </style:style>
    <style:style style:name="TableRow59" style:family="table-row">
      <style:table-row-properties style:min-row-height="1.302in" style:use-optimal-row-height="false"/>
    </style:style>
    <style:style style:name="TableCell60" style:family="table-cell">
      <style:table-cell-properties fo:border="0.0138in solid #FFFFFF" fo:background-color="#F3F3F3" style:writing-mode="lr-tb" fo:padding-top="0in" fo:padding-left="0.075in" fo:padding-bottom="0in" fo:padding-right="0.075in"/>
    </style:style>
    <style:style style:name="P61" style:parent-style-name="Normal" style:family="paragraph">
      <style:paragraph-properties fo:line-height="100%"/>
    </style:style>
    <style:style style:name="P62" style:parent-style-name="Normal" style:family="paragraph">
      <style:paragraph-properties fo:line-height="100%"/>
    </style:style>
    <style:style style:name="T63" style:parent-style-name="DefaultParagraphFont" style:family="text">
      <style:text-properties fo:color="#C8102E" fo:font-size="9pt" style:font-size-asian="9pt" style:font-size-complex="9pt"/>
    </style:style>
    <style:style style:name="T64" style:parent-style-name="DefaultParagraphFont" style:family="text">
      <style:text-properties fo:color="#C8102E" fo:font-size="10.5pt" style:font-size-asian="10.5pt" style:font-size-complex="10.5pt"/>
    </style:style>
    <style:style style:name="TableCell65" style:family="table-cell">
      <style:table-cell-properties fo:border="0.0138in solid #FFFFFF" fo:background-color="#F3F3F3" style:writing-mode="lr-tb" fo:padding-top="0in" fo:padding-left="0.075in" fo:padding-bottom="0in" fo:padding-right="0.075in"/>
    </style:style>
    <style:style style:name="P66" style:parent-style-name="Normal" style:family="paragraph">
      <style:paragraph-properties fo:line-height="100%"/>
    </style:style>
    <style:style style:name="TableCell67" style:family="table-cell">
      <style:table-cell-properties fo:border="0.0138in solid #FFFFFF" fo:background-color="#F3F3F3" style:writing-mode="lr-tb" fo:padding-top="0in" fo:padding-left="0.075in" fo:padding-bottom="0in" fo:padding-right="0.075in"/>
    </style:style>
    <style:style style:name="P68" style:parent-style-name="Normal" style:family="paragraph">
      <style:paragraph-properties fo:line-height="100%"/>
    </style:style>
    <style:style style:name="TableCell69" style:family="table-cell">
      <style:table-cell-properties fo:border="0.0138in solid #FFFFFF" fo:background-color="#F3F3F3" style:writing-mode="lr-tb" fo:padding-top="0in" fo:padding-left="0.075in" fo:padding-bottom="0in" fo:padding-right="0.075in"/>
    </style:style>
    <style:style style:name="P70" style:parent-style-name="Normal" style:family="paragraph">
      <style:paragraph-properties fo:line-height="100%"/>
    </style:style>
    <style:style style:name="TableCell71" style:family="table-cell">
      <style:table-cell-properties fo:border="0.0138in solid #FFFFFF" fo:background-color="#F3F3F3" style:writing-mode="lr-tb" fo:padding-top="0in" fo:padding-left="0.075in" fo:padding-bottom="0in" fo:padding-right="0.075in"/>
    </style:style>
    <style:style style:name="P72" style:parent-style-name="Normal" style:family="paragraph">
      <style:paragraph-properties fo:line-height="100%"/>
    </style:style>
    <style:style style:name="TableRow73" style:family="table-row">
      <style:table-row-properties style:min-row-height="0.1944in" style:use-optimal-row-height="false"/>
    </style:style>
    <style:style style:name="TableCell74" style:family="table-cell">
      <style:table-cell-properties fo:border="0.0138in solid #FFFFFF" fo:background-color="#CCCCCC" style:writing-mode="lr-tb" fo:padding-top="0in" fo:padding-left="0.075in" fo:padding-bottom="0in" fo:padding-right="0.075in"/>
    </style:style>
    <style:style style:name="P75" style:parent-style-name="Normal" style:family="paragraph">
      <style:paragraph-properties fo:line-height="100%"/>
    </style:style>
    <style:style style:name="P76" style:parent-style-name="Normal" style:family="paragraph">
      <style:paragraph-properties fo:line-height="100%"/>
    </style:style>
    <style:style style:name="TableCell77" style:family="table-cell">
      <style:table-cell-properties fo:border="0.0138in solid #FFFFFF" fo:background-color="#CCCCCC" style:writing-mode="lr-tb" fo:padding-top="0in" fo:padding-left="0.075in" fo:padding-bottom="0in" fo:padding-right="0.075in"/>
    </style:style>
    <style:style style:name="P78" style:parent-style-name="Normal" style:family="paragraph">
      <style:paragraph-properties fo:line-height="100%"/>
    </style:style>
    <style:style style:name="TableCell79" style:family="table-cell">
      <style:table-cell-properties fo:border="0.0138in solid #FFFFFF" fo:background-color="#CCCCCC" style:writing-mode="lr-tb" fo:padding-top="0in" fo:padding-left="0.075in" fo:padding-bottom="0in" fo:padding-right="0.075in"/>
    </style:style>
    <style:style style:name="P80" style:parent-style-name="Normal" style:family="paragraph">
      <style:paragraph-properties fo:line-height="100%"/>
    </style:style>
    <style:style style:name="TableCell81" style:family="table-cell">
      <style:table-cell-properties fo:border="0.0138in solid #FFFFFF" fo:background-color="#CCCCCC" style:writing-mode="lr-tb" fo:padding-top="0in" fo:padding-left="0.075in" fo:padding-bottom="0in" fo:padding-right="0.075in"/>
    </style:style>
    <style:style style:name="P82" style:parent-style-name="Normal" style:family="paragraph">
      <style:paragraph-properties fo:line-height="100%"/>
    </style:style>
    <style:style style:name="TableCell83" style:family="table-cell">
      <style:table-cell-properties fo:border="0.0138in solid #FFFFFF" fo:background-color="#CCCCCC" style:writing-mode="lr-tb" fo:padding-top="0in" fo:padding-left="0.075in" fo:padding-bottom="0in" fo:padding-right="0.075in"/>
    </style:style>
    <style:style style:name="P84" style:parent-style-name="Normal" style:family="paragraph">
      <style:paragraph-properties fo:line-height="100%"/>
    </style:style>
    <style:style style:name="P85" style:parent-style-name="Normal" style:family="paragraph">
      <style:text-properties fo:color="#4D525A" fo:font-size="10.5pt" style:font-size-asian="10.5pt" style:font-size-complex="10.5pt"/>
    </style:style>
    <style:style style:name="TableColumn87" style:family="table-column">
      <style:table-column-properties style:column-width="1.0833in" style:use-optimal-column-width="false"/>
    </style:style>
    <style:style style:name="TableColumn88" style:family="table-column">
      <style:table-column-properties style:column-width="5.4895in" style:use-optimal-column-width="false"/>
    </style:style>
    <style:style style:name="Table86" style:family="table">
      <style:table-properties style:width="6.5729in" fo:margin-left="0in" table:align="left"/>
    </style:style>
    <style:style style:name="TableRow89" style:family="table-row">
      <style:table-row-properties style:min-row-height="0.2916in" style:use-optimal-row-height="false"/>
    </style:style>
    <style:style style:name="TableCell90" style:family="table-cell">
      <style:table-cell-properties fo:border="0.0138in solid #FFFFFF" fo:background-color="#00AFAA" style:writing-mode="lr-tb" fo:padding-top="0in" fo:padding-left="0.075in" fo:padding-bottom="0in" fo:padding-right="0.075in"/>
    </style:style>
    <style:style style:name="P91" style:parent-style-name="Normal" style:family="paragraph">
      <style:paragraph-properties fo:line-height="100%"/>
      <style:text-properties fo:font-weight="bold" style:font-weight-asian="bold" fo:color="#FFFFFF"/>
    </style:style>
    <style:style style:name="TableRow92" style:family="table-row">
      <style:table-row-properties style:min-row-height="0.1944in" style:use-optimal-row-height="false"/>
    </style:style>
    <style:style style:name="TableCell93" style:family="table-cell">
      <style:table-cell-properties fo:border="0.0138in solid #FFFFFF" fo:background-color="#F3F3F3" style:writing-mode="lr-tb" fo:padding-top="0in" fo:padding-left="0.075in" fo:padding-bottom="0in" fo:padding-right="0.075in"/>
    </style:style>
    <style:style style:name="P94" style:parent-style-name="Normal" style:family="paragraph">
      <style:paragraph-properties fo:line-height="100%"/>
    </style:style>
    <style:style style:name="P95" style:parent-style-name="Normal" style:family="paragraph">
      <style:paragraph-properties fo:line-height="100%"/>
    </style:style>
    <style:style style:name="TableCell96" style:family="table-cell">
      <style:table-cell-properties fo:border="0.0138in solid #FFFFFF" fo:background-color="#F3F3F3" style:writing-mode="lr-tb" fo:padding-top="0in" fo:padding-left="0.075in" fo:padding-bottom="0in" fo:padding-right="0.075in"/>
    </style:style>
    <style:style style:name="P97" style:parent-style-name="Normal" style:family="paragraph">
      <style:paragraph-properties fo:line-height="100%"/>
    </style:style>
    <style:style style:name="P98" style:parent-style-name="Normal" style:family="paragraph">
      <style:paragraph-properties fo:line-height="100%"/>
    </style:style>
    <style:style style:name="TableRow99" style:family="table-row">
      <style:table-row-properties style:min-row-height="0.1944in" style:use-optimal-row-height="false"/>
    </style:style>
    <style:style style:name="TableCell100" style:family="table-cell">
      <style:table-cell-properties fo:border="0.0138in solid #FFFFFF" fo:background-color="#CCCCCC" style:writing-mode="lr-tb" fo:padding-top="0in" fo:padding-left="0.075in" fo:padding-bottom="0in" fo:padding-right="0.075in"/>
    </style:style>
    <style:style style:name="P101" style:parent-style-name="Normal" style:family="paragraph">
      <style:paragraph-properties fo:line-height="100%"/>
    </style:style>
    <style:style style:name="P102" style:parent-style-name="Normal" style:family="paragraph">
      <style:paragraph-properties fo:line-height="100%"/>
    </style:style>
    <style:style style:name="TableCell103" style:family="table-cell">
      <style:table-cell-properties fo:border="0.0138in solid #FFFFFF" fo:background-color="#CCCCCC" style:writing-mode="lr-tb" fo:padding-top="0in" fo:padding-left="0.075in" fo:padding-bottom="0in" fo:padding-right="0.075in"/>
    </style:style>
    <style:style style:name="P104" style:parent-style-name="Normal" style:family="paragraph">
      <style:paragraph-properties fo:line-height="100%"/>
    </style:style>
    <style:style style:name="P105" style:parent-style-name="Normal" style:family="paragraph">
      <style:paragraph-properties fo:margin-bottom="0.1944in"/>
    </style:style>
    <style:style style:name="T106" style:parent-style-name="DefaultParagraphFont" style:family="text">
      <style:text-properties fo:color="#4D525A" fo:font-size="10.5pt" style:font-size-asian="10.5pt" style:font-size-complex="10.5pt"/>
    </style:style>
    <style:style style:name="T107" style:parent-style-name="DefaultParagraphFont" style:family="text">
      <style:text-properties fo:font-weight="bold" style:font-weight-asian="bold" fo:color="#4D525A" fo:font-size="10.5pt" style:font-size-asian="10.5pt" style:font-size-complex="10.5pt"/>
    </style:style>
    <style:style style:name="T108" style:parent-style-name="DefaultParagraphFont" style:family="text">
      <style:text-properties fo:color="#4D525A" fo:font-size="10.5pt" style:font-size-asian="10.5pt" style:font-size-complex="10.5pt"/>
    </style:style>
    <style:style style:name="T109"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110" style:parent-style-name="DefaultParagraphFont" style:family="text">
      <style:text-properties fo:color="#4D525A" fo:font-size="10.5pt" style:font-size-asian="10.5pt" style:font-size-complex="10.5pt"/>
    </style:style>
    <style:style style:name="T111" style:parent-style-name="DefaultParagraphFont" style:family="text">
      <style:text-properties fo:color="#4D525A" fo:font-size="14pt" style:font-size-asian="14pt" style:font-size-complex="14pt"/>
    </style:style>
    <style:style style:name="TableColumn113" style:family="table-column">
      <style:table-column-properties style:column-width="2.7395in" style:use-optimal-column-width="false"/>
    </style:style>
    <style:style style:name="TableColumn114" style:family="table-column">
      <style:table-column-properties style:column-width="3.8333in" style:use-optimal-column-width="false"/>
    </style:style>
    <style:style style:name="Table112" style:family="table">
      <style:table-properties style:width="6.5729in" fo:margin-left="0in" table:align="left"/>
    </style:style>
    <style:style style:name="TableRow115" style:family="table-row">
      <style:table-row-properties style:min-row-height="0.2916in" style:use-optimal-row-height="false"/>
    </style:style>
    <style:style style:name="TableCell116" style:family="table-cell">
      <style:table-cell-properties fo:border="0.0138in solid #FFFFFF" fo:background-color="#00AFAA" style:writing-mode="lr-tb" fo:padding-top="0in" fo:padding-left="0.075in" fo:padding-bottom="0in" fo:padding-right="0.075in"/>
    </style:style>
    <style:style style:name="P117" style:parent-style-name="Normal" style:family="paragraph">
      <style:paragraph-properties fo:line-height="100%"/>
    </style:style>
    <style:style style:name="T118" style:parent-style-name="DefaultParagraphFont" style:family="text">
      <style:text-properties fo:font-weight="bold" style:font-weight-asian="bold" fo:color="#FFFFFF"/>
    </style:style>
    <style:style style:name="T119" style:parent-style-name="DefaultParagraphFont" style:family="text">
      <style:text-properties fo:font-weight="bold" style:font-weight-asian="bold" fo:color="#FFFFFF"/>
    </style:style>
    <style:style style:name="T120" style:parent-style-name="DefaultParagraphFont" style:family="text">
      <style:text-properties fo:color="#FFFFFF"/>
    </style:style>
    <style:style style:name="T121" style:parent-style-name="DefaultParagraphFont" style:family="text">
      <style:text-properties fo:color="#FFFFFF"/>
    </style:style>
    <style:style style:name="TableRow122" style:family="table-row">
      <style:table-row-properties style:min-row-height="0.1944in" style:use-optimal-row-height="false"/>
    </style:style>
    <style:style style:name="TableCell123" style:family="table-cell">
      <style:table-cell-properties fo:border="0.0138in solid #FFFFFF" fo:background-color="#F3F3F3" style:writing-mode="lr-tb" fo:padding-top="0in" fo:padding-left="0.075in" fo:padding-bottom="0in" fo:padding-right="0.075in"/>
    </style:style>
    <style:style style:name="P124" style:parent-style-name="Normal" style:family="paragraph">
      <style:paragraph-properties fo:line-height="100%"/>
    </style:style>
    <style:style style:name="P125" style:parent-style-name="Normal" style:family="paragraph">
      <style:paragraph-properties fo:line-height="100%"/>
    </style:style>
    <style:style style:name="TableCell126" style:family="table-cell">
      <style:table-cell-properties fo:border="0.0138in solid #FFFFFF" fo:background-color="#F3F3F3" style:writing-mode="lr-tb" fo:padding-top="0in" fo:padding-left="0.075in" fo:padding-bottom="0in" fo:padding-right="0.075in"/>
    </style:style>
    <style:style style:name="P127" style:parent-style-name="Normal" style:family="paragraph">
      <style:paragraph-properties fo:line-height="100%"/>
    </style:style>
    <style:style style:name="P128" style:parent-style-name="Normal" style:family="paragraph">
      <style:paragraph-properties fo:line-height="100%"/>
    </style:style>
    <style:style style:name="TableRow129" style:family="table-row">
      <style:table-row-properties style:min-row-height="0.1944in" style:use-optimal-row-height="false"/>
    </style:style>
    <style:style style:name="TableCell130" style:family="table-cell">
      <style:table-cell-properties fo:border="0.0138in solid #FFFFFF" fo:background-color="#CCCCCC" style:writing-mode="lr-tb" fo:padding-top="0in" fo:padding-left="0.075in" fo:padding-bottom="0in" fo:padding-right="0.075in"/>
    </style:style>
    <style:style style:name="P131" style:parent-style-name="Normal" style:family="paragraph">
      <style:paragraph-properties fo:line-height="100%"/>
    </style:style>
    <style:style style:name="P132" style:parent-style-name="Normal" style:family="paragraph">
      <style:paragraph-properties fo:line-height="100%"/>
    </style:style>
    <style:style style:name="TableCell133" style:family="table-cell">
      <style:table-cell-properties fo:border="0.0138in solid #FFFFFF" fo:background-color="#CCCCCC" style:writing-mode="lr-tb" fo:padding-top="0in" fo:padding-left="0.075in" fo:padding-bottom="0in" fo:padding-right="0.075in"/>
    </style:style>
    <style:style style:name="P134" style:parent-style-name="Normal" style:family="paragraph">
      <style:paragraph-properties fo:line-height="100%"/>
    </style:style>
    <style:style style:name="P135" style:parent-style-name="Normal" style:family="paragraph">
      <style:text-properties fo:color="#4D525A" fo:font-size="10.5pt" style:font-size-asian="10.5pt" style:font-size-complex="10.5pt"/>
    </style:style>
    <style:style style:name="TableColumn137" style:family="table-column">
      <style:table-column-properties style:column-width="1.427in" style:use-optimal-column-width="false"/>
    </style:style>
    <style:style style:name="TableColumn138" style:family="table-column">
      <style:table-column-properties style:column-width="5.1458in" style:use-optimal-column-width="false"/>
    </style:style>
    <style:style style:name="Table136" style:family="table">
      <style:table-properties style:width="6.5729in" fo:margin-left="0in" table:align="left"/>
    </style:style>
    <style:style style:name="TableRow139" style:family="table-row">
      <style:table-row-properties style:min-row-height="0.2916in" style:use-optimal-row-height="false"/>
    </style:style>
    <style:style style:name="TableCell140" style:family="table-cell">
      <style:table-cell-properties fo:border="0.0138in solid #FFFFFF" fo:background-color="#00AFAA" style:writing-mode="lr-tb" fo:padding-top="0in" fo:padding-left="0.075in" fo:padding-bottom="0in" fo:padding-right="0.075in"/>
    </style:style>
    <style:style style:name="P141" style:parent-style-name="Normal" style:family="paragraph">
      <style:paragraph-properties fo:line-height="100%"/>
    </style:style>
    <style:style style:name="T142" style:parent-style-name="DefaultParagraphFont" style:family="text">
      <style:text-properties fo:font-weight="bold" style:font-weight-asian="bold" fo:color="#FFFFFF"/>
    </style:style>
    <style:style style:name="T143" style:parent-style-name="DefaultParagraphFont" style:family="text">
      <style:text-properties fo:font-weight="bold" style:font-weight-asian="bold" fo:color="#FFFFFF"/>
    </style:style>
    <style:style style:name="T144" style:parent-style-name="DefaultParagraphFont" style:family="text">
      <style:text-properties fo:color="#FFFFFF"/>
    </style:style>
    <style:style style:name="T145" style:parent-style-name="DefaultParagraphFont" style:family="text">
      <style:text-properties fo:color="#FFFFFF" style:text-underline-type="single" style:text-underline-style="solid" style:text-underline-width="auto" style:text-underline-mode="continuous"/>
    </style:style>
    <style:style style:name="T146" style:parent-style-name="DefaultParagraphFont" style:family="text">
      <style:text-properties fo:color="#FFFFFF"/>
    </style:style>
    <style:style style:name="T147" style:parent-style-name="DefaultParagraphFont" style:family="text">
      <style:text-properties fo:color="#FFFFFF"/>
    </style:style>
    <style:style style:name="TableRow148" style:family="table-row">
      <style:table-row-properties style:min-row-height="0.1944in" style:use-optimal-row-height="false"/>
    </style:style>
    <style:style style:name="TableCell149" style:family="table-cell">
      <style:table-cell-properties fo:border="0.0138in solid #FFFFFF" fo:background-color="#F3F3F3" style:writing-mode="lr-tb" fo:padding-top="0in" fo:padding-left="0.075in" fo:padding-bottom="0in" fo:padding-right="0.075in"/>
    </style:style>
    <style:style style:name="P150" style:parent-style-name="Normal" style:family="paragraph">
      <style:paragraph-properties fo:line-height="100%"/>
    </style:style>
    <style:style style:name="TableCell151" style:family="table-cell">
      <style:table-cell-properties fo:border="0.0138in solid #FFFFFF" fo:background-color="#F3F3F3" style:writing-mode="lr-tb" fo:padding-top="0in" fo:padding-left="0.075in" fo:padding-bottom="0in" fo:padding-right="0.075in"/>
    </style:style>
    <style:style style:name="P152" style:parent-style-name="Normal" style:family="paragraph">
      <style:paragraph-properties fo:line-height="100%"/>
    </style:style>
    <style:style style:name="P153" style:parent-style-name="Normal" style:family="paragraph">
      <style:paragraph-properties fo:line-height="100%"/>
    </style:style>
    <style:style style:name="TableRow154" style:family="table-row">
      <style:table-row-properties style:min-row-height="0.1944in" style:use-optimal-row-height="false"/>
    </style:style>
    <style:style style:name="TableCell155" style:family="table-cell">
      <style:table-cell-properties fo:border="0.0138in solid #FFFFFF" fo:background-color="#CCCCCC" style:writing-mode="lr-tb" fo:padding-top="0in" fo:padding-left="0.075in" fo:padding-bottom="0in" fo:padding-right="0.075in"/>
    </style:style>
    <style:style style:name="P156" style:parent-style-name="Normal" style:family="paragraph">
      <style:paragraph-properties fo:line-height="100%"/>
    </style:style>
    <style:style style:name="P157" style:parent-style-name="Normal" style:family="paragraph">
      <style:paragraph-properties fo:line-height="100%"/>
    </style:style>
    <style:style style:name="TableCell158" style:family="table-cell">
      <style:table-cell-properties fo:border="0.0138in solid #FFFFFF" fo:background-color="#CCCCCC" style:writing-mode="lr-tb" fo:padding-top="0in" fo:padding-left="0.075in" fo:padding-bottom="0in" fo:padding-right="0.075in"/>
    </style:style>
    <style:style style:name="P159" style:parent-style-name="Normal" style:family="paragraph">
      <style:paragraph-properties fo:line-height="100%"/>
    </style:style>
    <style:style style:name="TableRow160" style:family="table-row">
      <style:table-row-properties style:min-row-height="0.1944in" style:use-optimal-row-height="false"/>
    </style:style>
    <style:style style:name="TableCell161" style:family="table-cell">
      <style:table-cell-properties fo:border="0.0138in solid #FFFFFF" fo:background-color="#CCCCCC" style:writing-mode="lr-tb" fo:padding-top="0in" fo:padding-left="0.075in" fo:padding-bottom="0in" fo:padding-right="0.075in"/>
    </style:style>
    <style:style style:name="P162" style:parent-style-name="Normal" style:family="paragraph">
      <style:paragraph-properties fo:line-height="100%"/>
    </style:style>
    <style:style style:name="TableCell163" style:family="table-cell">
      <style:table-cell-properties fo:border="0.0138in solid #FFFFFF" fo:background-color="#CCCCCC" style:writing-mode="lr-tb" fo:padding-top="0in" fo:padding-left="0.075in" fo:padding-bottom="0in" fo:padding-right="0.075in"/>
    </style:style>
    <style:style style:name="P164" style:parent-style-name="Normal" style:family="paragraph">
      <style:paragraph-properties fo:line-height="100%"/>
    </style:style>
    <style:style style:name="P165" style:parent-style-name="Normal" style:family="paragraph">
      <style:text-properties fo:color="#4D525A" fo:font-size="10.5pt" style:font-size-asian="10.5pt" style:font-size-complex="10.5pt"/>
    </style:style>
    <style:style style:name="TableColumn167" style:family="table-column">
      <style:table-column-properties style:column-width="6.5729in" style:use-optimal-column-width="false"/>
    </style:style>
    <style:style style:name="Table166" style:family="table">
      <style:table-properties style:width="6.5729in" fo:margin-left="0in" table:align="left"/>
    </style:style>
    <style:style style:name="TableRow168" style:family="table-row">
      <style:table-row-properties style:min-row-height="0.2916in" style:use-optimal-row-height="false"/>
    </style:style>
    <style:style style:name="TableCell169" style:family="table-cell">
      <style:table-cell-properties fo:border="0.0138in solid #FFFFFF" fo:background-color="#00AFAA" style:writing-mode="lr-tb" fo:padding-top="0in" fo:padding-left="0.075in" fo:padding-bottom="0in" fo:padding-right="0.075in"/>
    </style:style>
    <style:style style:name="P170" style:parent-style-name="Normal" style:family="paragraph">
      <style:paragraph-properties fo:line-height="100%"/>
    </style:style>
    <style:style style:name="T171" style:parent-style-name="DefaultParagraphFont" style:family="text">
      <style:text-properties fo:font-weight="bold" style:font-weight-asian="bold" fo:color="#FFFFFF"/>
    </style:style>
    <style:style style:name="T172" style:parent-style-name="DefaultParagraphFont" style:family="text">
      <style:text-properties fo:font-weight="bold" style:font-weight-asian="bold" fo:color="#FFFFFF"/>
    </style:style>
    <style:style style:name="T173" style:parent-style-name="DefaultParagraphFont" style:family="text">
      <style:text-properties fo:color="#C8102E" fo:font-size="9pt" style:font-size-asian="9pt" style:font-size-complex="9pt"/>
    </style:style>
    <style:style style:name="T174" style:parent-style-name="DefaultParagraphFont" style:family="text">
      <style:text-properties fo:color="#C8102E" fo:font-size="9pt" style:font-size-asian="9pt" style:font-size-complex="9pt"/>
    </style:style>
    <style:style style:name="TableRow175" style:family="table-row">
      <style:table-row-properties style:min-row-height="0.1944in" style:use-optimal-row-height="false"/>
    </style:style>
    <style:style style:name="TableCell176" style:family="table-cell">
      <style:table-cell-properties fo:border="0.0138in solid #FFFFFF" fo:background-color="#F3F3F3" style:writing-mode="lr-tb" fo:padding-top="0in" fo:padding-left="0.075in" fo:padding-bottom="0in" fo:padding-right="0.075in"/>
    </style:style>
    <style:style style:name="P177" style:parent-style-name="Normal" style:family="paragraph">
      <style:paragraph-properties fo:line-height="100%"/>
    </style:style>
    <style:style style:name="P178" style:parent-style-name="Normal" style:family="paragraph">
      <style:paragraph-properties fo:line-height="100%"/>
    </style:style>
    <style:style style:name="P179" style:parent-style-name="Normal" style:family="paragraph">
      <style:text-properties fo:color="#4D525A" fo:font-size="10.5pt" style:font-size-asian="10.5pt" style:font-size-complex="10.5pt"/>
    </style:style>
    <style:style style:name="TableColumn181" style:family="table-column">
      <style:table-column-properties style:column-width="6.5729in" style:use-optimal-column-width="false"/>
    </style:style>
    <style:style style:name="Table180" style:family="table">
      <style:table-properties style:width="6.5729in" fo:margin-left="0in" table:align="left"/>
    </style:style>
    <style:style style:name="TableRow182" style:family="table-row">
      <style:table-row-properties style:min-row-height="0.2916in" style:use-optimal-row-height="false"/>
    </style:style>
    <style:style style:name="TableCell183" style:family="table-cell">
      <style:table-cell-properties fo:border="0.0138in solid #FFFFFF" fo:background-color="#00AFAA" style:writing-mode="lr-tb" fo:padding-top="0in" fo:padding-left="0.075in" fo:padding-bottom="0in" fo:padding-right="0.075in"/>
    </style:style>
    <style:style style:name="P184" style:parent-style-name="Normal" style:family="paragraph">
      <style:paragraph-properties fo:line-height="100%"/>
      <style:text-properties fo:font-weight="bold" style:font-weight-asian="bold" fo:color="#FFFFFF"/>
    </style:style>
    <style:style style:name="TableRow185" style:family="table-row">
      <style:table-row-properties style:min-row-height="0.1944in" style:use-optimal-row-height="false"/>
    </style:style>
    <style:style style:name="TableCell186" style:family="table-cell">
      <style:table-cell-properties fo:border="0.0138in solid #FFFFFF" fo:background-color="#F3F3F3" style:writing-mode="lr-tb" fo:padding-top="0in" fo:padding-left="0.075in" fo:padding-bottom="0in" fo:padding-right="0.075in"/>
    </style:style>
    <style:style style:name="P187" style:parent-style-name="Normal" style:family="paragraph">
      <style:paragraph-properties fo:line-height="100%"/>
    </style:style>
    <style:style style:name="P188" style:parent-style-name="Normal" style:family="paragraph">
      <style:paragraph-properties fo:line-height="100%"/>
    </style:style>
    <style:style style:name="P189" style:parent-style-name="Normal" style:family="paragraph">
      <style:text-properties fo:color="#4D525A" fo:font-size="10.5pt" style:font-size-asian="10.5pt" style:font-size-complex="10.5pt"/>
    </style:style>
    <style:style style:name="TableColumn191" style:family="table-column">
      <style:table-column-properties style:column-width="6.5729in" style:use-optimal-column-width="false"/>
    </style:style>
    <style:style style:name="Table190" style:family="table">
      <style:table-properties style:width="6.5729in" fo:margin-left="0in" table:align="left"/>
    </style:style>
    <style:style style:name="TableRow192" style:family="table-row">
      <style:table-row-properties style:min-row-height="0.2916in" style:use-optimal-row-height="false"/>
    </style:style>
    <style:style style:name="TableCell193" style:family="table-cell">
      <style:table-cell-properties fo:border="0.0138in solid #FFFFFF" fo:background-color="#00AFAA" style:writing-mode="lr-tb" fo:padding-top="0in" fo:padding-left="0.075in" fo:padding-bottom="0in" fo:padding-right="0.075in"/>
    </style:style>
    <style:style style:name="P194" style:parent-style-name="Normal" style:family="paragraph">
      <style:paragraph-properties fo:line-height="100%"/>
      <style:text-properties fo:font-weight="bold" style:font-weight-asian="bold" fo:color="#FFFFFF"/>
    </style:style>
    <style:style style:name="TableRow195" style:family="table-row">
      <style:table-row-properties style:min-row-height="0.1944in" style:use-optimal-row-height="false"/>
    </style:style>
    <style:style style:name="TableCell196" style:family="table-cell">
      <style:table-cell-properties fo:border="0.0138in solid #FFFFFF" fo:background-color="#F3F3F3" style:writing-mode="lr-tb" fo:padding-top="0in" fo:padding-left="0.075in" fo:padding-bottom="0in" fo:padding-right="0.075in"/>
    </style:style>
    <style:style style:name="P197" style:parent-style-name="Normal" style:family="paragraph">
      <style:paragraph-properties fo:line-height="100%"/>
    </style:style>
    <style:style style:name="P198" style:parent-style-name="Normal" style:family="paragraph">
      <style:paragraph-properties fo:line-height="100%"/>
    </style:style>
    <style:style style:name="P199" style:parent-style-name="Normal" style:family="paragraph">
      <style:text-properties fo:color="#4D525A" fo:font-size="10.5pt" style:font-size-asian="10.5pt" style:font-size-complex="10.5pt"/>
    </style:style>
    <style:style style:name="TableColumn201" style:family="table-column">
      <style:table-column-properties style:column-width="6.5729in" style:use-optimal-column-width="false"/>
    </style:style>
    <style:style style:name="Table200" style:family="table">
      <style:table-properties style:width="6.5729in" fo:margin-left="0in" table:align="left"/>
    </style:style>
    <style:style style:name="TableRow202" style:family="table-row">
      <style:table-row-properties style:min-row-height="0.2916in" style:use-optimal-row-height="false"/>
    </style:style>
    <style:style style:name="TableCell203" style:family="table-cell">
      <style:table-cell-properties fo:border="0.0138in solid #FFFFFF" fo:background-color="#00AFAA" style:writing-mode="lr-tb" fo:padding-top="0in" fo:padding-left="0.075in" fo:padding-bottom="0in" fo:padding-right="0.075in"/>
    </style:style>
    <style:style style:name="P204" style:parent-style-name="Normal" style:family="paragraph">
      <style:paragraph-properties fo:line-height="100%"/>
      <style:text-properties fo:font-weight="bold" style:font-weight-asian="bold" fo:color="#FFFFFF"/>
    </style:style>
    <style:style style:name="P205" style:parent-style-name="Normal" style:family="paragraph">
      <style:paragraph-properties fo:line-height="100%"/>
      <style:text-properties fo:color="#FFFFFF"/>
    </style:style>
    <style:style style:name="TableRow206" style:family="table-row">
      <style:table-row-properties style:min-row-height="0.1944in" style:use-optimal-row-height="false"/>
    </style:style>
    <style:style style:name="TableCell207" style:family="table-cell">
      <style:table-cell-properties fo:border="0.0138in solid #FFFFFF" fo:background-color="#F3F3F3" style:writing-mode="lr-tb" fo:padding-top="0in" fo:padding-left="0.075in" fo:padding-bottom="0in" fo:padding-right="0.075in"/>
    </style:style>
    <style:style style:name="P208" style:parent-style-name="Normal" style:family="paragraph">
      <style:paragraph-properties fo:line-height="100%"/>
    </style:style>
    <style:style style:name="P209" style:parent-style-name="Normal" style:family="paragraph">
      <style:paragraph-properties fo:line-height="100%"/>
    </style:style>
    <style:style style:name="P210" style:parent-style-name="Normal" style:family="paragraph">
      <style:text-properties fo:color="#4D525A"/>
    </style:style>
    <style:style style:name="T211" style:parent-style-name="DefaultParagraphFont" style:family="text">
      <style:text-properties fo:color="#4D525A" fo:font-size="14pt" style:font-size-asian="14pt" style:font-size-complex="14pt"/>
    </style:style>
    <style:style style:name="P212" style:parent-style-name="Normal" style:family="paragraph">
      <style:paragraph-properties fo:margin-bottom="0.1944in"/>
      <style:text-properties fo:color="#4D525A" fo:font-size="10.5pt" style:font-size-asian="10.5pt" style:font-size-complex="10.5pt"/>
    </style:style>
    <style:style style:name="TableColumn214" style:family="table-column">
      <style:table-column-properties style:column-width="3.0104in" style:use-optimal-column-width="false"/>
    </style:style>
    <style:style style:name="TableColumn215" style:family="table-column">
      <style:table-column-properties style:column-width="3.5625in" style:use-optimal-column-width="false"/>
    </style:style>
    <style:style style:name="Table213" style:family="table">
      <style:table-properties style:width="6.5729in" fo:margin-left="0in" table:align="left"/>
    </style:style>
    <style:style style:name="TableRow216" style:family="table-row">
      <style:table-row-properties style:min-row-height="0.2916in" style:use-optimal-row-height="false"/>
    </style:style>
    <style:style style:name="TableCell217" style:family="table-cell">
      <style:table-cell-properties fo:border="0.0138in solid #FFFFFF" fo:background-color="#00AFAA" style:writing-mode="lr-tb" fo:padding-top="0in" fo:padding-left="0.075in" fo:padding-bottom="0in" fo:padding-right="0.075in"/>
    </style:style>
    <style:style style:name="P218" style:parent-style-name="Normal" style:family="paragraph">
      <style:paragraph-properties fo:line-height="100%"/>
    </style:style>
    <style:style style:name="T219" style:parent-style-name="DefaultParagraphFont" style:family="text">
      <style:text-properties fo:font-weight="bold" style:font-weight-asian="bold" fo:color="#FFFFFF"/>
    </style:style>
    <style:style style:name="T220" style:parent-style-name="DefaultParagraphFont" style:family="text">
      <style:text-properties fo:font-weight="bold" style:font-weight-asian="bold" fo:color="#FFFFFF"/>
    </style:style>
    <style:style style:name="T221"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222" style:parent-style-name="DefaultParagraphFont" style:family="text">
      <style:text-properties fo:color="#FFFFFF"/>
    </style:style>
    <style:style style:name="T223" style:parent-style-name="DefaultParagraphFont" style:family="text">
      <style:text-properties fo:font-weight="bold" style:font-weight-asian="bold" fo:color="#FFFFFF"/>
    </style:style>
    <style:style style:name="TableRow224" style:family="table-row">
      <style:table-row-properties style:min-row-height="0.1944in" style:use-optimal-row-height="false"/>
    </style:style>
    <style:style style:name="TableCell225" style:family="table-cell">
      <style:table-cell-properties fo:border="0.0138in solid #FFFFFF" fo:background-color="#F3F3F3" style:writing-mode="lr-tb" fo:padding-top="0in" fo:padding-left="0.075in" fo:padding-bottom="0in" fo:padding-right="0.075in"/>
    </style:style>
    <style:style style:name="P226" style:parent-style-name="Normal" style:family="paragraph">
      <style:paragraph-properties fo:line-height="100%"/>
    </style:style>
    <style:style style:name="T227" style:parent-style-name="DefaultParagraphFont" style:family="text">
      <style:text-properties fo:font-weight="bold" style:font-weight-asian="bold"/>
    </style:style>
    <style:style style:name="P228" style:parent-style-name="Normal" style:family="paragraph">
      <style:paragraph-properties fo:line-height="100%"/>
    </style:style>
    <style:style style:name="TableCell229" style:family="table-cell">
      <style:table-cell-properties fo:border="0.0138in solid #FFFFFF" fo:background-color="#F3F3F3" style:writing-mode="lr-tb" fo:padding-top="0in" fo:padding-left="0.075in" fo:padding-bottom="0in" fo:padding-right="0.075in"/>
    </style:style>
    <style:style style:name="P230" style:parent-style-name="Normal" style:family="paragraph">
      <style:paragraph-properties fo:line-height="100%"/>
    </style:style>
    <style:style style:name="P231" style:parent-style-name="Normal" style:family="paragraph">
      <style:paragraph-properties fo:line-height="100%"/>
    </style:style>
    <style:style style:name="TableRow232" style:family="table-row">
      <style:table-row-properties style:min-row-height="0.1944in" style:use-optimal-row-height="false"/>
    </style:style>
    <style:style style:name="TableCell233" style:family="table-cell">
      <style:table-cell-properties fo:border="0.0138in solid #FFFFFF" fo:background-color="#CCCCCC" style:writing-mode="lr-tb" fo:padding-top="0in" fo:padding-left="0.075in" fo:padding-bottom="0in" fo:padding-right="0.075in"/>
    </style:style>
    <style:style style:name="P234" style:parent-style-name="Normal" style:family="paragraph">
      <style:paragraph-properties fo:line-height="100%"/>
    </style:style>
    <style:style style:name="T235" style:parent-style-name="DefaultParagraphFont" style:family="text">
      <style:text-properties fo:font-weight="bold" style:font-weight-asian="bold"/>
    </style:style>
    <style:style style:name="P236" style:parent-style-name="Normal" style:family="paragraph">
      <style:paragraph-properties fo:line-height="100%"/>
    </style:style>
    <style:style style:name="TableCell237" style:family="table-cell">
      <style:table-cell-properties fo:border="0.0138in solid #FFFFFF" fo:background-color="#CCCCCC" style:writing-mode="lr-tb" fo:padding-top="0in" fo:padding-left="0.075in" fo:padding-bottom="0in" fo:padding-right="0.075in"/>
    </style:style>
    <style:style style:name="P238" style:parent-style-name="Normal" style:family="paragraph">
      <style:paragraph-properties fo:line-height="100%"/>
    </style:style>
    <style:style style:name="TableRow239" style:family="table-row">
      <style:table-row-properties style:min-row-height="0.1944in" style:use-optimal-row-height="false"/>
    </style:style>
    <style:style style:name="TableCell240" style:family="table-cell">
      <style:table-cell-properties fo:border="0.0138in solid #FFFFFF" fo:background-color="#F3F3F3" style:writing-mode="lr-tb" fo:padding-top="0in" fo:padding-left="0.075in" fo:padding-bottom="0in" fo:padding-right="0.075in"/>
    </style:style>
    <style:style style:name="P241" style:parent-style-name="Normal" style:family="paragraph">
      <style:paragraph-properties fo:line-height="100%"/>
    </style:style>
    <style:style style:name="T242" style:parent-style-name="DefaultParagraphFont" style:family="text">
      <style:text-properties fo:font-weight="bold" style:font-weight-asian="bold"/>
    </style:style>
    <style:style style:name="TableCell243" style:family="table-cell">
      <style:table-cell-properties fo:border="0.0138in solid #FFFFFF" fo:background-color="#F3F3F3" style:writing-mode="lr-tb" fo:padding-top="0in" fo:padding-left="0.075in" fo:padding-bottom="0in" fo:padding-right="0.075in"/>
    </style:style>
    <style:style style:name="P244" style:parent-style-name="Normal" style:family="paragraph">
      <style:paragraph-properties fo:line-height="100%"/>
    </style:style>
    <style:style style:name="TableRow245" style:family="table-row">
      <style:table-row-properties style:min-row-height="0.1944in" style:use-optimal-row-height="false"/>
    </style:style>
    <style:style style:name="TableCell246" style:family="table-cell">
      <style:table-cell-properties fo:border="0.0138in solid #FFFFFF" fo:background-color="#CCCCCC" style:writing-mode="lr-tb" fo:padding-top="0in" fo:padding-left="0.075in" fo:padding-bottom="0in" fo:padding-right="0.075in"/>
    </style:style>
    <style:style style:name="P247" style:parent-style-name="Normal" style:family="paragraph">
      <style:paragraph-properties fo:line-height="100%"/>
    </style:style>
    <style:style style:name="T248" style:parent-style-name="DefaultParagraphFont" style:family="text">
      <style:text-properties fo:font-weight="bold" style:font-weight-asian="bold"/>
    </style:style>
    <style:style style:name="TableCell249" style:family="table-cell">
      <style:table-cell-properties fo:border="0.0138in solid #FFFFFF" fo:background-color="#CCCCCC" style:writing-mode="lr-tb" fo:padding-top="0in" fo:padding-left="0.075in" fo:padding-bottom="0in" fo:padding-right="0.075in"/>
    </style:style>
    <style:style style:name="P250" style:parent-style-name="Normal" style:family="paragraph">
      <style:paragraph-properties fo:line-height="100%"/>
    </style:style>
    <style:style style:name="TableRow251" style:family="table-row">
      <style:table-row-properties style:min-row-height="0.1944in" style:use-optimal-row-height="false"/>
    </style:style>
    <style:style style:name="TableCell252" style:family="table-cell">
      <style:table-cell-properties fo:border="0.0138in solid #FFFFFF" fo:background-color="#F3F3F3" style:writing-mode="lr-tb" fo:padding-top="0in" fo:padding-left="0.075in" fo:padding-bottom="0in" fo:padding-right="0.075in"/>
    </style:style>
    <style:style style:name="P253" style:parent-style-name="Normal" style:family="paragraph">
      <style:paragraph-properties fo:line-height="100%"/>
    </style:style>
    <style:style style:name="T254" style:parent-style-name="DefaultParagraphFont" style:family="text">
      <style:text-properties fo:font-weight="bold" style:font-weight-asian="bold"/>
    </style:style>
    <style:style style:name="TableCell255" style:family="table-cell">
      <style:table-cell-properties fo:border="0.0138in solid #FFFFFF" fo:background-color="#F3F3F3" style:writing-mode="lr-tb" fo:padding-top="0in" fo:padding-left="0.075in" fo:padding-bottom="0in" fo:padding-right="0.075in"/>
    </style:style>
    <style:style style:name="P256" style:parent-style-name="Normal" style:family="paragraph">
      <style:paragraph-properties fo:line-height="100%"/>
    </style:style>
    <style:style style:name="TableRow257" style:family="table-row">
      <style:table-row-properties style:min-row-height="0.1944in" style:use-optimal-row-height="false"/>
    </style:style>
    <style:style style:name="TableCell258" style:family="table-cell">
      <style:table-cell-properties fo:border="0.0138in solid #FFFFFF" fo:background-color="#CCCCCC" style:writing-mode="lr-tb" fo:padding-top="0in" fo:padding-left="0.075in" fo:padding-bottom="0in" fo:padding-right="0.075in"/>
    </style:style>
    <style:style style:name="P259" style:parent-style-name="Normal" style:family="paragraph">
      <style:paragraph-properties fo:line-height="100%"/>
    </style:style>
    <style:style style:name="T260" style:parent-style-name="DefaultParagraphFont" style:family="text">
      <style:text-properties fo:font-weight="bold" style:font-weight-asian="bold"/>
    </style:style>
    <style:style style:name="TableCell261" style:family="table-cell">
      <style:table-cell-properties fo:border="0.0138in solid #FFFFFF" fo:background-color="#CCCCCC" style:writing-mode="lr-tb" fo:padding-top="0in" fo:padding-left="0.075in" fo:padding-bottom="0in" fo:padding-right="0.075in"/>
    </style:style>
    <style:style style:name="P262" style:parent-style-name="Normal" style:family="paragraph">
      <style:paragraph-properties fo:line-height="100%"/>
    </style:style>
    <style:style style:name="P263" style:parent-style-name="Normal" style:family="paragraph">
      <style:paragraph-properties fo:line-height="100%"/>
    </style:style>
    <style:style style:name="P264" style:parent-style-name="Normal" style:family="paragraph">
      <style:text-properties fo:color="#4D525A" fo:font-size="10.5pt" style:font-size-asian="10.5pt" style:font-size-complex="10.5pt"/>
    </style:style>
    <style:style style:name="TableColumn266" style:family="table-column">
      <style:table-column-properties style:column-width="6.5729in" style:use-optimal-column-width="false"/>
    </style:style>
    <style:style style:name="Table265" style:family="table">
      <style:table-properties style:width="6.5729in" fo:margin-left="0in" table:align="left"/>
    </style:style>
    <style:style style:name="TableRow267" style:family="table-row">
      <style:table-row-properties style:min-row-height="0.2916in" style:use-optimal-row-height="false"/>
    </style:style>
    <style:style style:name="TableCell268" style:family="table-cell">
      <style:table-cell-properties fo:border="0.0138in solid #FFFFFF" fo:background-color="#00AFAA" style:writing-mode="lr-tb" fo:padding-top="0in" fo:padding-left="0.075in" fo:padding-bottom="0in" fo:padding-right="0.075in"/>
    </style:style>
    <style:style style:name="P269" style:parent-style-name="Normal" style:family="paragraph">
      <style:paragraph-properties fo:line-height="100%"/>
      <style:text-properties fo:font-weight="bold" style:font-weight-asian="bold" fo:color="#FFFFFF"/>
    </style:style>
    <style:style style:name="P270" style:parent-style-name="Normal" style:family="paragraph">
      <style:paragraph-properties fo:line-height="100%"/>
    </style:style>
    <style:style style:name="T271" style:parent-style-name="DefaultParagraphFont" style:family="text">
      <style:text-properties fo:color="#FFFFFF"/>
    </style:style>
    <style:style style:name="P272" style:parent-style-name="Normal" style:family="paragraph">
      <style:paragraph-properties fo:line-height="100%"/>
    </style:style>
    <style:style style:name="T273" style:parent-style-name="DefaultParagraphFont" style:family="text">
      <style:text-properties fo:color="#C8102E" fo:font-size="9pt" style:font-size-asian="9pt" style:font-size-complex="9pt"/>
    </style:style>
    <style:style style:name="T274" style:parent-style-name="DefaultParagraphFont" style:family="text">
      <style:text-properties fo:color="#C8102E" fo:font-size="9pt" style:font-size-asian="9pt" style:font-size-complex="9pt"/>
    </style:style>
    <style:style style:name="TableRow275" style:family="table-row">
      <style:table-row-properties style:min-row-height="0.1944in" style:use-optimal-row-height="false"/>
    </style:style>
    <style:style style:name="TableCell276" style:family="table-cell">
      <style:table-cell-properties fo:border="0.0138in solid #FFFFFF" fo:background-color="#F3F3F3" style:writing-mode="lr-tb" fo:padding-top="0in" fo:padding-left="0.075in" fo:padding-bottom="0in" fo:padding-right="0.075in"/>
    </style:style>
    <style:style style:name="P277" style:parent-style-name="Normal" style:family="paragraph">
      <style:paragraph-properties fo:line-height="100%"/>
    </style:style>
    <style:style style:name="P278" style:parent-style-name="Normal" style:family="paragraph">
      <style:paragraph-properties fo:line-height="100%"/>
    </style:style>
    <style:style style:name="P279" style:parent-style-name="Normal" style:family="paragraph">
      <style:text-properties fo:color="#4D525A" fo:font-size="10.5pt" style:font-size-asian="10.5pt" style:font-size-complex="10.5pt"/>
    </style:style>
    <style:style style:name="TableColumn281" style:family="table-column">
      <style:table-column-properties style:column-width="2.4479in" style:use-optimal-column-width="false"/>
    </style:style>
    <style:style style:name="TableColumn282" style:family="table-column">
      <style:table-column-properties style:column-width="0.9479in" style:use-optimal-column-width="false"/>
    </style:style>
    <style:style style:name="TableColumn283" style:family="table-column">
      <style:table-column-properties style:column-width="0.7916in" style:use-optimal-column-width="false"/>
    </style:style>
    <style:style style:name="TableColumn284" style:family="table-column">
      <style:table-column-properties style:column-width="0.6354in" style:use-optimal-column-width="false"/>
    </style:style>
    <style:style style:name="TableColumn285" style:family="table-column">
      <style:table-column-properties style:column-width="1.75in" style:use-optimal-column-width="false"/>
    </style:style>
    <style:style style:name="Table280" style:family="table">
      <style:table-properties style:width="6.5729in" fo:margin-left="0in" table:align="left"/>
    </style:style>
    <style:style style:name="TableRow286" style:family="table-row">
      <style:table-row-properties style:min-row-height="0.1944in" style:use-optimal-row-height="false"/>
    </style:style>
    <style:style style:name="TableCell287" style:family="table-cell">
      <style:table-cell-properties fo:border="0.0138in solid #FFFFFF" fo:background-color="#00AFAA" style:writing-mode="lr-tb" fo:padding-top="0in" fo:padding-left="0.075in" fo:padding-bottom="0in" fo:padding-right="0.075in"/>
    </style:style>
    <style:style style:name="P288" style:parent-style-name="Normal" style:family="paragraph">
      <style:paragraph-properties fo:line-height="100%"/>
      <style:text-properties fo:font-weight="bold" style:font-weight-asian="bold" fo:color="#FFFFFF"/>
    </style:style>
    <style:style style:name="TableCell289" style:family="table-cell">
      <style:table-cell-properties fo:border="0.0138in solid #FFFFFF" fo:background-color="#00AFAA" style:writing-mode="lr-tb" fo:padding-top="0in" fo:padding-left="0.075in" fo:padding-bottom="0in" fo:padding-right="0.075in"/>
    </style:style>
    <style:style style:name="P290" style:parent-style-name="Normal" style:family="paragraph">
      <style:paragraph-properties fo:line-height="100%"/>
      <style:text-properties fo:font-weight="bold" style:font-weight-asian="bold" fo:color="#FFFFFF"/>
    </style:style>
    <style:style style:name="TableCell291" style:family="table-cell">
      <style:table-cell-properties fo:border="0.0138in solid #FFFFFF" fo:background-color="#00AFAA" style:writing-mode="lr-tb" fo:padding-top="0in" fo:padding-left="0.075in" fo:padding-bottom="0in" fo:padding-right="0.075in"/>
    </style:style>
    <style:style style:name="P292" style:parent-style-name="Normal" style:family="paragraph">
      <style:paragraph-properties fo:line-height="100%"/>
      <style:text-properties fo:font-weight="bold" style:font-weight-asian="bold" fo:color="#FFFFFF"/>
    </style:style>
    <style:style style:name="TableCell293" style:family="table-cell">
      <style:table-cell-properties fo:border="0.0138in solid #FFFFFF" fo:background-color="#00AFAA" style:writing-mode="lr-tb" fo:padding-top="0in" fo:padding-left="0.075in" fo:padding-bottom="0in" fo:padding-right="0.075in"/>
    </style:style>
    <style:style style:name="P294" style:parent-style-name="Normal" style:family="paragraph">
      <style:paragraph-properties fo:line-height="100%"/>
      <style:text-properties fo:font-weight="bold" style:font-weight-asian="bold" fo:color="#FFFFFF"/>
    </style:style>
    <style:style style:name="TableCell295" style:family="table-cell">
      <style:table-cell-properties fo:border="0.0138in solid #FFFFFF" fo:background-color="#00AFAA" style:writing-mode="lr-tb" fo:padding-top="0in" fo:padding-left="0.075in" fo:padding-bottom="0in" fo:padding-right="0.075in"/>
    </style:style>
    <style:style style:name="P296" style:parent-style-name="Normal" style:family="paragraph">
      <style:paragraph-properties fo:line-height="100%"/>
      <style:text-properties fo:font-weight="bold" style:font-weight-asian="bold" fo:color="#FFFFFF"/>
    </style:style>
    <style:style style:name="TableRow297" style:family="table-row">
      <style:table-row-properties style:min-row-height="0.1944in" style:use-optimal-row-height="false"/>
    </style:style>
    <style:style style:name="TableCell298" style:family="table-cell">
      <style:table-cell-properties fo:border="0.0138in solid #FFFFFF" fo:background-color="#F3F3F3" style:writing-mode="lr-tb" fo:padding-top="0in" fo:padding-left="0.075in" fo:padding-bottom="0in" fo:padding-right="0.075in"/>
    </style:style>
    <style:style style:name="P299" style:parent-style-name="Normal" style:family="paragraph">
      <style:paragraph-properties fo:line-height="100%"/>
    </style:style>
    <style:style style:name="TableCell300" style:family="table-cell">
      <style:table-cell-properties fo:border="0.0138in solid #FFFFFF" fo:background-color="#F3F3F3" style:writing-mode="lr-tb" fo:padding-top="0in" fo:padding-left="0.075in" fo:padding-bottom="0in" fo:padding-right="0.075in"/>
    </style:style>
    <style:style style:name="P301" style:parent-style-name="Normal" style:family="paragraph">
      <style:paragraph-properties fo:line-height="100%"/>
    </style:style>
    <style:style style:name="TableCell302" style:family="table-cell">
      <style:table-cell-properties fo:border="0.0138in solid #FFFFFF" fo:background-color="#F3F3F3" style:writing-mode="lr-tb" fo:padding-top="0in" fo:padding-left="0.075in" fo:padding-bottom="0in" fo:padding-right="0.075in"/>
    </style:style>
    <style:style style:name="P303" style:parent-style-name="Normal" style:family="paragraph">
      <style:paragraph-properties fo:line-height="100%"/>
    </style:style>
    <style:style style:name="TableCell304" style:family="table-cell">
      <style:table-cell-properties fo:border="0.0138in solid #FFFFFF" fo:background-color="#F3F3F3" style:writing-mode="lr-tb" fo:padding-top="0in" fo:padding-left="0.075in" fo:padding-bottom="0in" fo:padding-right="0.075in"/>
    </style:style>
    <style:style style:name="P305" style:parent-style-name="Normal" style:family="paragraph">
      <style:paragraph-properties fo:line-height="100%"/>
    </style:style>
    <style:style style:name="TableCell306" style:family="table-cell">
      <style:table-cell-properties fo:border="0.0138in solid #FFFFFF" fo:background-color="#F3F3F3" style:writing-mode="lr-tb" fo:padding-top="0in" fo:padding-left="0.075in" fo:padding-bottom="0in" fo:padding-right="0.075in"/>
    </style:style>
    <style:style style:name="P307" style:parent-style-name="Normal" style:family="paragraph">
      <style:paragraph-properties fo:line-height="100%"/>
    </style:style>
    <style:style style:name="TableRow308" style:family="table-row">
      <style:table-row-properties style:min-row-height="0.1944in" style:use-optimal-row-height="false"/>
    </style:style>
    <style:style style:name="TableCell309" style:family="table-cell">
      <style:table-cell-properties fo:border="0.0138in solid #FFFFFF" fo:background-color="#CCCCCC" style:writing-mode="lr-tb" fo:padding-top="0in" fo:padding-left="0.075in" fo:padding-bottom="0in" fo:padding-right="0.075in"/>
    </style:style>
    <style:style style:name="P310" style:parent-style-name="Normal" style:family="paragraph">
      <style:paragraph-properties fo:line-height="100%"/>
    </style:style>
    <style:style style:name="T311" style:parent-style-name="DefaultParagraphFont" style:family="text">
      <style:text-properties fo:color="#1155CC" style:text-underline-type="single" style:text-underline-style="solid" style:text-underline-width="auto" style:text-underline-mode="continuous"/>
    </style:style>
    <style:style style:name="TableCell312" style:family="table-cell">
      <style:table-cell-properties fo:border="0.0138in solid #FFFFFF" fo:background-color="#CCCCCC" style:writing-mode="lr-tb" fo:padding-top="0in" fo:padding-left="0.075in" fo:padding-bottom="0in" fo:padding-right="0.075in"/>
    </style:style>
    <style:style style:name="P313" style:parent-style-name="Normal" style:family="paragraph">
      <style:paragraph-properties fo:line-height="100%"/>
    </style:style>
    <style:style style:name="TableCell314" style:family="table-cell">
      <style:table-cell-properties fo:border="0.0138in solid #FFFFFF" fo:background-color="#CCCCCC" style:writing-mode="lr-tb" fo:padding-top="0in" fo:padding-left="0.075in" fo:padding-bottom="0in" fo:padding-right="0.075in"/>
    </style:style>
    <style:style style:name="P315" style:parent-style-name="Normal" style:family="paragraph">
      <style:paragraph-properties fo:line-height="100%"/>
    </style:style>
    <style:style style:name="TableCell316" style:family="table-cell">
      <style:table-cell-properties fo:border="0.0138in solid #FFFFFF" fo:background-color="#CCCCCC" style:writing-mode="lr-tb" fo:padding-top="0in" fo:padding-left="0.075in" fo:padding-bottom="0in" fo:padding-right="0.075in"/>
    </style:style>
    <style:style style:name="P317" style:parent-style-name="Normal" style:family="paragraph">
      <style:paragraph-properties fo:line-height="100%"/>
    </style:style>
    <style:style style:name="TableCell318" style:family="table-cell">
      <style:table-cell-properties fo:border="0.0138in solid #FFFFFF" fo:background-color="#CCCCCC" style:writing-mode="lr-tb" fo:padding-top="0in" fo:padding-left="0.075in" fo:padding-bottom="0in" fo:padding-right="0.075in"/>
    </style:style>
    <style:style style:name="P319" style:parent-style-name="Normal" style:family="paragraph">
      <style:paragraph-properties fo:line-height="100%"/>
    </style:style>
    <style:style style:name="TableRow320" style:family="table-row">
      <style:table-row-properties style:min-row-height="0.1944in" style:use-optimal-row-height="false"/>
    </style:style>
    <style:style style:name="TableCell321" style:family="table-cell">
      <style:table-cell-properties fo:border="0.0138in solid #FFFFFF" fo:background-color="#F3F3F3" style:writing-mode="lr-tb" fo:padding-top="0in" fo:padding-left="0.075in" fo:padding-bottom="0in" fo:padding-right="0.075in"/>
    </style:style>
    <style:style style:name="P322" style:parent-style-name="Normal" style:family="paragraph">
      <style:paragraph-properties fo:line-height="100%"/>
    </style:style>
    <style:style style:name="P323" style:parent-style-name="Normal" style:family="paragraph">
      <style:paragraph-properties fo:line-height="100%"/>
    </style:style>
    <style:style style:name="TableCell324" style:family="table-cell">
      <style:table-cell-properties fo:border="0.0138in solid #FFFFFF" fo:background-color="#F3F3F3" style:writing-mode="lr-tb" fo:padding-top="0in" fo:padding-left="0.075in" fo:padding-bottom="0in" fo:padding-right="0.075in"/>
    </style:style>
    <style:style style:name="P325" style:parent-style-name="Normal" style:family="paragraph">
      <style:paragraph-properties fo:line-height="100%"/>
    </style:style>
    <style:style style:name="TableCell326" style:family="table-cell">
      <style:table-cell-properties fo:border="0.0138in solid #FFFFFF" fo:background-color="#F3F3F3" style:writing-mode="lr-tb" fo:padding-top="0in" fo:padding-left="0.075in" fo:padding-bottom="0in" fo:padding-right="0.075in"/>
    </style:style>
    <style:style style:name="P327" style:parent-style-name="Normal" style:family="paragraph">
      <style:paragraph-properties fo:line-height="100%"/>
    </style:style>
    <style:style style:name="TableCell328" style:family="table-cell">
      <style:table-cell-properties fo:border="0.0138in solid #FFFFFF" fo:background-color="#F3F3F3" style:writing-mode="lr-tb" fo:padding-top="0in" fo:padding-left="0.075in" fo:padding-bottom="0in" fo:padding-right="0.075in"/>
    </style:style>
    <style:style style:name="P329" style:parent-style-name="Normal" style:family="paragraph">
      <style:paragraph-properties fo:line-height="100%"/>
    </style:style>
    <style:style style:name="TableCell330" style:family="table-cell">
      <style:table-cell-properties fo:border="0.0138in solid #FFFFFF" fo:background-color="#F3F3F3" style:writing-mode="lr-tb" fo:padding-top="0in" fo:padding-left="0.075in" fo:padding-bottom="0in" fo:padding-right="0.075in"/>
    </style:style>
    <style:style style:name="P331" style:parent-style-name="Normal" style:family="paragraph">
      <style:paragraph-properties fo:line-height="100%"/>
    </style:style>
    <style:style style:name="TableRow332" style:family="table-row">
      <style:table-row-properties style:min-row-height="0.1944in" style:use-optimal-row-height="false"/>
    </style:style>
    <style:style style:name="TableCell333" style:family="table-cell">
      <style:table-cell-properties fo:border="0.0138in solid #FFFFFF" fo:background-color="#CCCCCC" style:writing-mode="lr-tb" fo:padding-top="0in" fo:padding-left="0.075in" fo:padding-bottom="0in" fo:padding-right="0.075in"/>
    </style:style>
    <style:style style:name="P334" style:parent-style-name="Normal" style:family="paragraph">
      <style:paragraph-properties fo:line-height="100%"/>
    </style:style>
    <style:style style:name="P335" style:parent-style-name="Normal" style:family="paragraph">
      <style:paragraph-properties fo:line-height="100%"/>
    </style:style>
    <style:style style:name="T336" style:parent-style-name="DefaultParagraphFont" style:family="text">
      <style:text-properties fo:color="#C8102E" fo:font-size="9pt" style:font-size-asian="9pt" style:font-size-complex="9pt"/>
    </style:style>
    <style:style style:name="TableCell337" style:family="table-cell">
      <style:table-cell-properties fo:border="0.0138in solid #FFFFFF" fo:background-color="#CCCCCC" style:writing-mode="lr-tb" fo:padding-top="0in" fo:padding-left="0.075in" fo:padding-bottom="0in" fo:padding-right="0.075in"/>
    </style:style>
    <style:style style:name="P338" style:parent-style-name="Normal" style:family="paragraph">
      <style:paragraph-properties fo:line-height="100%"/>
    </style:style>
    <style:style style:name="TableCell339" style:family="table-cell">
      <style:table-cell-properties fo:border="0.0138in solid #FFFFFF" fo:background-color="#CCCCCC" style:writing-mode="lr-tb" fo:padding-top="0in" fo:padding-left="0.075in" fo:padding-bottom="0in" fo:padding-right="0.075in"/>
    </style:style>
    <style:style style:name="P340" style:parent-style-name="Normal" style:family="paragraph">
      <style:paragraph-properties fo:line-height="100%"/>
    </style:style>
    <style:style style:name="TableCell341" style:family="table-cell">
      <style:table-cell-properties fo:border="0.0138in solid #FFFFFF" fo:background-color="#CCCCCC" style:writing-mode="lr-tb" fo:padding-top="0in" fo:padding-left="0.075in" fo:padding-bottom="0in" fo:padding-right="0.075in"/>
    </style:style>
    <style:style style:name="P342" style:parent-style-name="Normal" style:family="paragraph">
      <style:paragraph-properties fo:line-height="100%"/>
    </style:style>
    <style:style style:name="TableCell343" style:family="table-cell">
      <style:table-cell-properties fo:border="0.0138in solid #FFFFFF" fo:background-color="#CCCCCC" style:writing-mode="lr-tb" fo:padding-top="0in" fo:padding-left="0.075in" fo:padding-bottom="0in" fo:padding-right="0.075in"/>
    </style:style>
    <style:style style:name="P344" style:parent-style-name="Normal" style:family="paragraph">
      <style:paragraph-properties fo:line-height="100%"/>
    </style:style>
    <style:style style:name="P345" style:parent-style-name="Normal" style:family="paragraph">
      <style:paragraph-properties fo:margin-bottom="0.1944in"/>
      <style:text-properties fo:color="#4D525A"/>
    </style:style>
    <style:style style:name="T346" style:parent-style-name="DefaultParagraphFont" style:family="text">
      <style:text-properties fo:color="#4D525A" fo:font-size="14pt" style:font-size-asian="14pt" style:font-size-complex="14pt"/>
    </style:style>
    <style:style style:name="TableColumn348" style:family="table-column">
      <style:table-column-properties style:column-width="6.5729in" style:use-optimal-column-width="false"/>
    </style:style>
    <style:style style:name="Table347" style:family="table">
      <style:table-properties style:width="6.5729in" fo:margin-left="0in" table:align="left"/>
    </style:style>
    <style:style style:name="TableRow349" style:family="table-row">
      <style:table-row-properties style:min-row-height="0.2916in" style:use-optimal-row-height="false"/>
    </style:style>
    <style:style style:name="TableCell350" style:family="table-cell">
      <style:table-cell-properties fo:border="0.0138in solid #FFFFFF" fo:background-color="#00AFAA" style:writing-mode="lr-tb" fo:padding-top="0in" fo:padding-left="0.075in" fo:padding-bottom="0in" fo:padding-right="0.075in"/>
    </style:style>
    <style:style style:name="P351" style:parent-style-name="Normal" style:family="paragraph">
      <style:paragraph-properties fo:line-height="100%"/>
    </style:style>
    <style:style style:name="T352" style:parent-style-name="DefaultParagraphFont" style:family="text">
      <style:text-properties fo:font-weight="bold" style:font-weight-asian="bold" fo:color="#FFFFFF"/>
    </style:style>
    <style:style style:name="T353" style:parent-style-name="DefaultParagraphFont" style:family="text">
      <style:text-properties fo:font-weight="bold" style:font-weight-asian="bold" fo:color="#FFFFFF"/>
    </style:style>
    <style:style style:name="T354" style:parent-style-name="DefaultParagraphFont" style:family="text">
      <style:text-properties fo:color="#C8102E" fo:font-size="9pt" style:font-size-asian="9pt" style:font-size-complex="9pt"/>
    </style:style>
    <style:style style:name="T355" style:parent-style-name="DefaultParagraphFont" style:family="text">
      <style:text-properties fo:color="#C8102E" fo:font-size="9pt" style:font-size-asian="9pt" style:font-size-complex="9pt"/>
    </style:style>
    <style:style style:name="TableRow356" style:family="table-row">
      <style:table-row-properties style:min-row-height="0.1944in" style:use-optimal-row-height="false"/>
    </style:style>
    <style:style style:name="TableCell357" style:family="table-cell">
      <style:table-cell-properties fo:border="0.0138in solid #FFFFFF" fo:background-color="#F3F3F3" style:writing-mode="lr-tb" fo:padding-top="0in" fo:padding-left="0.075in" fo:padding-bottom="0in" fo:padding-right="0.075in"/>
    </style:style>
    <style:style style:name="P358" style:parent-style-name="Normal" style:family="paragraph">
      <style:paragraph-properties fo:line-height="100%"/>
    </style:style>
    <style:style style:name="P359" style:parent-style-name="Normal" style:family="paragraph">
      <style:paragraph-properties fo:line-height="100%"/>
    </style:style>
    <style:style style:name="P360" style:parent-style-name="Normal" style:family="paragraph">
      <style:text-properties fo:color="#4D525A" fo:font-size="10.5pt" style:font-size-asian="10.5pt" style:font-size-complex="10.5pt"/>
    </style:style>
    <style:style style:name="TableColumn362" style:family="table-column">
      <style:table-column-properties style:column-width="2.7395in" style:use-optimal-column-width="false"/>
    </style:style>
    <style:style style:name="TableColumn363" style:family="table-column">
      <style:table-column-properties style:column-width="3.8333in" style:use-optimal-column-width="false"/>
    </style:style>
    <style:style style:name="Table361" style:family="table">
      <style:table-properties style:width="6.5729in" fo:margin-left="0in" table:align="left"/>
    </style:style>
    <style:style style:name="TableRow364" style:family="table-row">
      <style:table-row-properties style:min-row-height="0.2916in" style:use-optimal-row-height="false"/>
    </style:style>
    <style:style style:name="TableCell365" style:family="table-cell">
      <style:table-cell-properties fo:border="0.0138in solid #FFFFFF" fo:background-color="#00AFAA" style:writing-mode="lr-tb" fo:padding-top="0in" fo:padding-left="0.075in" fo:padding-bottom="0in" fo:padding-right="0.075in"/>
    </style:style>
    <style:style style:name="P366" style:parent-style-name="Normal" style:family="paragraph">
      <style:paragraph-properties fo:line-height="100%"/>
      <style:text-properties fo:font-weight="bold" style:font-weight-asian="bold" fo:color="#FFFFFF"/>
    </style:style>
    <style:style style:name="TableRow367" style:family="table-row">
      <style:table-row-properties style:min-row-height="0.1944in" style:use-optimal-row-height="false"/>
    </style:style>
    <style:style style:name="TableCell368" style:family="table-cell">
      <style:table-cell-properties fo:border="0.0138in solid #FFFFFF" fo:background-color="#F3F3F3" style:writing-mode="lr-tb" fo:padding-top="0in" fo:padding-left="0.075in" fo:padding-bottom="0in" fo:padding-right="0.075in"/>
    </style:style>
    <style:style style:name="P369" style:parent-style-name="Normal" style:family="paragraph">
      <style:paragraph-properties fo:line-height="100%"/>
    </style:style>
    <style:style style:name="P370" style:parent-style-name="Normal" style:family="paragraph">
      <style:paragraph-properties fo:line-height="100%"/>
    </style:style>
    <style:style style:name="T371" style:parent-style-name="DefaultParagraphFont" style:family="text">
      <style:text-properties fo:color="#C8102E" fo:font-size="9pt" style:font-size-asian="9pt" style:font-size-complex="9pt"/>
    </style:style>
    <style:style style:name="T372" style:parent-style-name="DefaultParagraphFont" style:family="text">
      <style:text-properties fo:color="#C8102E" fo:font-size="9pt" style:font-size-asian="9pt" style:font-size-complex="9pt"/>
    </style:style>
    <style:style style:name="TableCell373" style:family="table-cell">
      <style:table-cell-properties fo:border="0.0138in solid #FFFFFF" fo:background-color="#F3F3F3" style:writing-mode="lr-tb" fo:padding-top="0in" fo:padding-left="0.075in" fo:padding-bottom="0in" fo:padding-right="0.075in"/>
    </style:style>
    <style:style style:name="P374" style:parent-style-name="Normal" style:family="paragraph">
      <style:paragraph-properties fo:line-height="100%"/>
    </style:style>
    <style:style style:name="TableRow375" style:family="table-row">
      <style:table-row-properties style:min-row-height="0.1944in" style:use-optimal-row-height="false"/>
    </style:style>
    <style:style style:name="TableCell376" style:family="table-cell">
      <style:table-cell-properties fo:border="0.0138in solid #FFFFFF" fo:background-color="#CCCCCC" style:writing-mode="lr-tb" fo:padding-top="0in" fo:padding-left="0.075in" fo:padding-bottom="0in" fo:padding-right="0.075in"/>
    </style:style>
    <style:style style:name="P377" style:parent-style-name="Normal" style:family="paragraph">
      <style:paragraph-properties fo:line-height="100%"/>
    </style:style>
    <style:style style:name="P378" style:parent-style-name="Normal" style:family="paragraph">
      <style:paragraph-properties fo:line-height="100%"/>
    </style:style>
    <style:style style:name="T379" style:parent-style-name="DefaultParagraphFont" style:family="text">
      <style:text-properties fo:color="#C8102E" fo:font-size="9pt" style:font-size-asian="9pt" style:font-size-complex="9pt"/>
    </style:style>
    <style:style style:name="T380" style:parent-style-name="DefaultParagraphFont" style:family="text">
      <style:text-properties fo:color="#C8102E" fo:font-size="9pt" style:font-size-asian="9pt" style:font-size-complex="9pt"/>
    </style:style>
    <style:style style:name="TableCell381" style:family="table-cell">
      <style:table-cell-properties fo:border="0.0138in solid #FFFFFF" fo:background-color="#CCCCCC" style:writing-mode="lr-tb" fo:padding-top="0in" fo:padding-left="0.075in" fo:padding-bottom="0in" fo:padding-right="0.075in"/>
    </style:style>
    <style:style style:name="P382" style:parent-style-name="Normal" style:family="paragraph">
      <style:paragraph-properties fo:line-height="100%"/>
    </style:style>
    <style:style style:name="P383" style:parent-style-name="Normal" style:family="paragraph">
      <style:text-properties fo:color="#4D525A" fo:font-size="10.5pt" style:font-size-asian="10.5pt" style:font-size-complex="10.5pt"/>
    </style:style>
    <style:style style:name="TableColumn385" style:family="table-column">
      <style:table-column-properties style:column-width="6.5729in" style:use-optimal-column-width="false"/>
    </style:style>
    <style:style style:name="Table384" style:family="table">
      <style:table-properties style:width="6.5729in" fo:margin-left="0in" table:align="left"/>
    </style:style>
    <style:style style:name="TableRow386" style:family="table-row">
      <style:table-row-properties style:min-row-height="0.2916in" style:use-optimal-row-height="false"/>
    </style:style>
    <style:style style:name="TableCell387" style:family="table-cell">
      <style:table-cell-properties fo:border="0.0138in solid #FFFFFF" fo:background-color="#00AFAA" style:writing-mode="lr-tb" fo:padding-top="0in" fo:padding-left="0.075in" fo:padding-bottom="0in" fo:padding-right="0.075in"/>
    </style:style>
    <style:style style:name="P388" style:parent-style-name="Normal" style:family="paragraph">
      <style:paragraph-properties fo:line-height="100%"/>
      <style:text-properties fo:font-weight="bold" style:font-weight-asian="bold" fo:color="#FFFFFF"/>
    </style:style>
    <style:style style:name="P389" style:parent-style-name="Normal" style:family="paragraph">
      <style:paragraph-properties fo:line-height="100%"/>
    </style:style>
    <style:style style:name="T390" style:parent-style-name="DefaultParagraphFont" style:family="text">
      <style:text-properties fo:color="#C8102E" fo:font-size="9pt" style:font-size-asian="9pt" style:font-size-complex="9pt"/>
    </style:style>
    <style:style style:name="T391" style:parent-style-name="DefaultParagraphFont" style:family="text">
      <style:text-properties fo:font-weight="bold" style:font-weight-asian="bold" fo:color="#FFFFFF"/>
    </style:style>
    <style:style style:name="TableRow392" style:family="table-row">
      <style:table-row-properties style:min-row-height="0.1944in" style:use-optimal-row-height="false"/>
    </style:style>
    <style:style style:name="TableCell393" style:family="table-cell">
      <style:table-cell-properties fo:border="0.0138in solid #FFFFFF" fo:background-color="#F3F3F3" style:writing-mode="lr-tb" fo:padding-top="0in" fo:padding-left="0.075in" fo:padding-bottom="0in" fo:padding-right="0.075in"/>
    </style:style>
    <style:style style:name="P394" style:parent-style-name="Normal" style:family="paragraph">
      <style:paragraph-properties fo:line-height="100%"/>
    </style:style>
    <style:style style:name="P395" style:parent-style-name="Normal" style:family="paragraph">
      <style:paragraph-properties fo:line-height="100%"/>
    </style:style>
    <style:style style:name="P396" style:parent-style-name="Normal" style:family="paragraph">
      <style:text-properties fo:color="#4D525A" fo:font-size="10.5pt" style:font-size-asian="10.5pt" style:font-size-complex="10.5pt"/>
    </style:style>
    <style:style style:name="TableColumn398" style:family="table-column">
      <style:table-column-properties style:column-width="6.5729in" style:use-optimal-column-width="false"/>
    </style:style>
    <style:style style:name="Table397" style:family="table">
      <style:table-properties style:width="6.5729in" fo:margin-left="0in" table:align="left"/>
    </style:style>
    <style:style style:name="TableRow399" style:family="table-row">
      <style:table-row-properties style:min-row-height="0.2916in" style:use-optimal-row-height="false"/>
    </style:style>
    <style:style style:name="TableCell400" style:family="table-cell">
      <style:table-cell-properties fo:border="0.0138in solid #FFFFFF" fo:background-color="#00AFAA" style:writing-mode="lr-tb" fo:padding-top="0in" fo:padding-left="0.075in" fo:padding-bottom="0in" fo:padding-right="0.075in"/>
    </style:style>
    <style:style style:name="P401" style:parent-style-name="Normal" style:family="paragraph">
      <style:paragraph-properties fo:line-height="100%"/>
      <style:text-properties fo:font-weight="bold" style:font-weight-asian="bold" fo:color="#FFFFFF"/>
    </style:style>
    <style:style style:name="TableRow402" style:family="table-row">
      <style:table-row-properties style:min-row-height="0.1944in" style:use-optimal-row-height="false"/>
    </style:style>
    <style:style style:name="TableCell403" style:family="table-cell">
      <style:table-cell-properties fo:border="0.0138in solid #FFFFFF" fo:background-color="#F3F3F3" style:writing-mode="lr-tb" fo:padding-top="0in" fo:padding-left="0.075in" fo:padding-bottom="0in" fo:padding-right="0.075in"/>
    </style:style>
    <style:style style:name="P404" style:parent-style-name="Normal" style:family="paragraph">
      <style:paragraph-properties fo:line-height="100%"/>
    </style:style>
    <style:style style:name="P405" style:parent-style-name="Normal" style:family="paragraph">
      <style:paragraph-properties fo:line-height="100%"/>
    </style:style>
    <style:style style:name="P406" style:parent-style-name="Normal" style:family="paragraph">
      <style:text-properties fo:color="#4D525A" fo:font-size="10.5pt" style:font-size-asian="10.5pt" style:font-size-complex="10.5pt"/>
    </style:style>
    <style:style style:name="TableColumn408" style:family="table-column">
      <style:table-column-properties style:column-width="6.5729in" style:use-optimal-column-width="false"/>
    </style:style>
    <style:style style:name="Table407" style:family="table">
      <style:table-properties style:width="6.5729in" fo:margin-left="0in" table:align="left"/>
    </style:style>
    <style:style style:name="TableRow409" style:family="table-row">
      <style:table-row-properties style:min-row-height="0.2916in" style:use-optimal-row-height="false"/>
    </style:style>
    <style:style style:name="TableCell410" style:family="table-cell">
      <style:table-cell-properties fo:border="0.0138in solid #FFFFFF" fo:background-color="#00AFAA" style:writing-mode="lr-tb" fo:padding-top="0in" fo:padding-left="0.075in" fo:padding-bottom="0in" fo:padding-right="0.075in"/>
    </style:style>
    <style:style style:name="P411" style:parent-style-name="Normal" style:family="paragraph">
      <style:paragraph-properties fo:line-height="100%"/>
      <style:text-properties fo:font-weight="bold" style:font-weight-asian="bold" fo:color="#FFFFFF"/>
    </style:style>
    <style:style style:name="P412" style:parent-style-name="Normal" style:family="paragraph">
      <style:paragraph-properties fo:line-height="100%"/>
    </style:style>
    <style:style style:name="T413" style:parent-style-name="DefaultParagraphFont" style:family="text">
      <style:text-properties fo:color="#C8102E" fo:font-size="9pt" style:font-size-asian="9pt" style:font-size-complex="9pt"/>
    </style:style>
    <style:style style:name="T414" style:parent-style-name="DefaultParagraphFont" style:family="text">
      <style:text-properties fo:color="#C8102E" fo:font-size="9pt" style:font-size-asian="9pt" style:font-size-complex="9pt"/>
    </style:style>
    <style:style style:name="TableRow415" style:family="table-row">
      <style:table-row-properties style:min-row-height="0.1944in" style:use-optimal-row-height="false"/>
    </style:style>
    <style:style style:name="TableCell416" style:family="table-cell">
      <style:table-cell-properties fo:border="0.0138in solid #FFFFFF" fo:background-color="#F3F3F3" style:writing-mode="lr-tb" fo:padding-top="0in" fo:padding-left="0.075in" fo:padding-bottom="0in" fo:padding-right="0.075in"/>
    </style:style>
    <style:style style:name="P417" style:parent-style-name="Normal" style:family="paragraph">
      <style:paragraph-properties fo:line-height="100%"/>
    </style:style>
    <style:style style:name="P418" style:parent-style-name="Normal" style:family="paragraph">
      <style:paragraph-properties fo:line-height="100%"/>
    </style:style>
    <style:style style:name="P419" style:parent-style-name="Normal" style:family="paragraph">
      <style:text-properties fo:color="#4D525A" fo:font-size="10.5pt" style:font-size-asian="10.5pt" style:font-size-complex="10.5pt"/>
    </style:style>
    <style:style style:name="TableColumn421" style:family="table-column">
      <style:table-column-properties style:column-width="6.5729in" style:use-optimal-column-width="false"/>
    </style:style>
    <style:style style:name="Table420" style:family="table">
      <style:table-properties style:width="6.5729in" fo:margin-left="0in" table:align="left"/>
    </style:style>
    <style:style style:name="TableRow422" style:family="table-row">
      <style:table-row-properties style:min-row-height="0.2916in" style:use-optimal-row-height="false"/>
    </style:style>
    <style:style style:name="TableCell423" style:family="table-cell">
      <style:table-cell-properties fo:border="0.0138in solid #FFFFFF" fo:background-color="#00AFAA" style:writing-mode="lr-tb" fo:padding-top="0in" fo:padding-left="0.075in" fo:padding-bottom="0in" fo:padding-right="0.075in"/>
    </style:style>
    <style:style style:name="P424" style:parent-style-name="Normal" style:family="paragraph">
      <style:paragraph-properties fo:line-height="100%"/>
      <style:text-properties fo:font-weight="bold" style:font-weight-asian="bold" fo:color="#FFFFFF"/>
    </style:style>
    <style:style style:name="P425" style:parent-style-name="Normal" style:family="paragraph">
      <style:paragraph-properties fo:line-height="100%"/>
    </style:style>
    <style:style style:name="T426" style:parent-style-name="DefaultParagraphFont" style:family="text">
      <style:text-properties fo:color="#C8102E" fo:font-size="9pt" style:font-size-asian="9pt" style:font-size-complex="9pt"/>
    </style:style>
    <style:style style:name="T427" style:parent-style-name="DefaultParagraphFont" style:family="text">
      <style:text-properties fo:color="#C8102E" fo:font-size="9pt" style:font-size-asian="9pt" style:font-size-complex="9pt"/>
    </style:style>
    <style:style style:name="TableRow428" style:family="table-row">
      <style:table-row-properties style:min-row-height="0.1944in" style:use-optimal-row-height="false"/>
    </style:style>
    <style:style style:name="TableCell429" style:family="table-cell">
      <style:table-cell-properties fo:border="0.0138in solid #FFFFFF" fo:background-color="#F3F3F3" style:writing-mode="lr-tb" fo:padding-top="0in" fo:padding-left="0.075in" fo:padding-bottom="0in" fo:padding-right="0.075in"/>
    </style:style>
    <style:style style:name="P430" style:parent-style-name="Normal" style:family="paragraph">
      <style:paragraph-properties fo:line-height="100%"/>
    </style:style>
    <style:style style:name="P431" style:parent-style-name="Normal" style:family="paragraph">
      <style:paragraph-properties fo:line-height="100%"/>
    </style:style>
    <style:style style:name="P432" style:parent-style-name="Normal" style:family="paragraph">
      <style:text-properties fo:color="#4D525A" fo:font-size="10.5pt" style:font-size-asian="10.5pt" style:font-size-complex="10.5pt"/>
    </style:style>
    <style:style style:name="TableColumn434" style:family="table-column">
      <style:table-column-properties style:column-width="6.5729in" style:use-optimal-column-width="false"/>
    </style:style>
    <style:style style:name="Table433" style:family="table">
      <style:table-properties style:width="6.5729in" fo:margin-left="0in" table:align="left"/>
    </style:style>
    <style:style style:name="TableRow435" style:family="table-row">
      <style:table-row-properties style:min-row-height="0.2916in" style:use-optimal-row-height="false"/>
    </style:style>
    <style:style style:name="TableCell436" style:family="table-cell">
      <style:table-cell-properties fo:border="0.0138in solid #FFFFFF" fo:background-color="#00AFAA" style:writing-mode="lr-tb" fo:padding-top="0in" fo:padding-left="0.075in" fo:padding-bottom="0in" fo:padding-right="0.075in"/>
    </style:style>
    <style:style style:name="P437" style:parent-style-name="Normal" style:family="paragraph">
      <style:paragraph-properties fo:line-height="100%"/>
    </style:style>
    <style:style style:name="T438" style:parent-style-name="DefaultParagraphFont" style:family="text">
      <style:text-properties fo:font-weight="bold" style:font-weight-asian="bold" fo:color="#FFFFFF"/>
    </style:style>
    <style:style style:name="T439" style:parent-style-name="DefaultParagraphFont" style:family="text">
      <style:text-properties fo:font-weight="bold" style:font-weight-asian="bold" fo:color="#FFFFFF"/>
    </style:style>
    <style:style style:name="T440" style:parent-style-name="DefaultParagraphFont" style:family="text">
      <style:text-properties fo:color="#C8102E" fo:font-size="9pt" style:font-size-asian="9pt" style:font-size-complex="9pt"/>
    </style:style>
    <style:style style:name="T441" style:parent-style-name="DefaultParagraphFont" style:family="text">
      <style:text-properties fo:color="#C8102E" fo:font-size="9pt" style:font-size-asian="9pt" style:font-size-complex="9pt"/>
    </style:style>
    <style:style style:name="TableRow442" style:family="table-row">
      <style:table-row-properties style:min-row-height="0.1944in" style:use-optimal-row-height="false"/>
    </style:style>
    <style:style style:name="TableCell443" style:family="table-cell">
      <style:table-cell-properties fo:border="0.0138in solid #FFFFFF" fo:background-color="#F3F3F3" style:writing-mode="lr-tb" fo:padding-top="0in" fo:padding-left="0.075in" fo:padding-bottom="0in" fo:padding-right="0.075in"/>
    </style:style>
    <style:style style:name="P444" style:parent-style-name="Normal" style:family="paragraph">
      <style:paragraph-properties fo:line-height="100%"/>
    </style:style>
    <style:style style:name="P445" style:parent-style-name="Normal" style:family="paragraph">
      <style:paragraph-properties fo:line-height="100%"/>
    </style:style>
    <style:style style:name="P446" style:parent-style-name="Normal" style:family="paragraph">
      <style:text-properties fo:color="#4D525A" fo:font-size="10.5pt" style:font-size-asian="10.5pt" style:font-size-complex="10.5pt"/>
    </style:style>
    <style:style style:name="TableColumn448" style:family="table-column">
      <style:table-column-properties style:column-width="6.5729in" style:use-optimal-column-width="false"/>
    </style:style>
    <style:style style:name="Table447" style:family="table">
      <style:table-properties style:width="6.5729in" fo:margin-left="0in" table:align="left"/>
    </style:style>
    <style:style style:name="TableRow449" style:family="table-row">
      <style:table-row-properties style:min-row-height="0.2916in" style:use-optimal-row-height="false"/>
    </style:style>
    <style:style style:name="TableCell450" style:family="table-cell">
      <style:table-cell-properties fo:border="0.0138in solid #FFFFFF" fo:background-color="#00AFAA" style:writing-mode="lr-tb" fo:padding-top="0in" fo:padding-left="0.075in" fo:padding-bottom="0in" fo:padding-right="0.075in"/>
    </style:style>
    <style:style style:name="P451" style:parent-style-name="Normal" style:family="paragraph">
      <style:paragraph-properties fo:line-height="100%"/>
      <style:text-properties fo:font-weight="bold" style:font-weight-asian="bold" fo:color="#FFFFFF"/>
    </style:style>
    <style:style style:name="TableRow452" style:family="table-row">
      <style:table-row-properties style:min-row-height="0.1944in" style:use-optimal-row-height="false"/>
    </style:style>
    <style:style style:name="TableCell453" style:family="table-cell">
      <style:table-cell-properties fo:border="0.0138in solid #FFFFFF" fo:background-color="#F3F3F3" style:writing-mode="lr-tb" fo:padding-top="0in" fo:padding-left="0.075in" fo:padding-bottom="0in" fo:padding-right="0.075in"/>
    </style:style>
    <style:style style:name="P454" style:parent-style-name="Normal" style:family="paragraph">
      <style:paragraph-properties fo:line-height="100%"/>
    </style:style>
    <style:style style:name="P455" style:parent-style-name="Normal" style:family="paragraph">
      <style:paragraph-properties fo:line-height="100%"/>
    </style:style>
    <style:style style:name="P456" style:parent-style-name="Normal" style:family="paragraph">
      <style:text-properties fo:color="#4D525A" fo:font-size="10.5pt" style:font-size-asian="10.5pt" style:font-size-complex="10.5pt"/>
    </style:style>
    <style:style style:name="P457" style:parent-style-name="Normal" style:family="paragraph">
      <style:text-properties fo:color="#4D525A" fo:font-size="14pt" style:font-size-asian="14pt" style:font-size-complex="14pt"/>
    </style:style>
    <style:style style:name="P458" style:parent-style-name="Normal" style:family="paragraph">
      <style:paragraph-properties fo:margin-bottom="0.1944in"/>
      <style:text-properties fo:color="#4D525A" fo:font-size="10.5pt" style:font-size-asian="10.5pt" style:font-size-complex="10.5pt"/>
    </style:style>
    <style:style style:name="TableColumn460" style:family="table-column">
      <style:table-column-properties style:column-width="6.5729in" style:use-optimal-column-width="false"/>
    </style:style>
    <style:style style:name="Table459" style:family="table">
      <style:table-properties style:width="6.5729in" fo:margin-left="0in" table:align="left"/>
    </style:style>
    <style:style style:name="TableRow461" style:family="table-row">
      <style:table-row-properties style:min-row-height="0.2916in" style:use-optimal-row-height="false"/>
    </style:style>
    <style:style style:name="TableCell462" style:family="table-cell">
      <style:table-cell-properties fo:border="0.0138in solid #FFFFFF" fo:background-color="#00AFAA" style:writing-mode="lr-tb" fo:padding-top="0in" fo:padding-left="0.075in" fo:padding-bottom="0in" fo:padding-right="0.075in"/>
    </style:style>
    <style:style style:name="P463" style:parent-style-name="Normal" style:family="paragraph">
      <style:paragraph-properties fo:line-height="100%"/>
    </style:style>
    <style:style style:name="T464" style:parent-style-name="DefaultParagraphFont" style:family="text">
      <style:text-properties fo:font-weight="bold" style:font-weight-asian="bold" fo:color="#FFFFFF"/>
    </style:style>
    <style:style style:name="T465" style:parent-style-name="DefaultParagraphFont" style:family="text">
      <style:text-properties fo:font-weight="bold" style:font-weight-asian="bold" fo:color="#FFFFFF"/>
    </style:style>
    <style:style style:name="T466" style:parent-style-name="DefaultParagraphFont" style:family="text">
      <style:text-properties fo:color="#C8102E" fo:font-size="9pt" style:font-size-asian="9pt" style:font-size-complex="9pt"/>
    </style:style>
    <style:style style:name="T467" style:parent-style-name="DefaultParagraphFont" style:family="text">
      <style:text-properties fo:color="#C8102E" fo:font-size="9pt" style:font-size-asian="9pt" style:font-size-complex="9pt"/>
    </style:style>
    <style:style style:name="TableRow468" style:family="table-row">
      <style:table-row-properties style:min-row-height="0.1944in" style:use-optimal-row-height="false"/>
    </style:style>
    <style:style style:name="TableCell469" style:family="table-cell">
      <style:table-cell-properties fo:border="0.0138in solid #FFFFFF" fo:background-color="#F3F3F3" style:writing-mode="lr-tb" fo:padding-top="0in" fo:padding-left="0.075in" fo:padding-bottom="0in" fo:padding-right="0.075in"/>
    </style:style>
    <style:style style:name="P470" style:parent-style-name="Normal" style:family="paragraph">
      <style:paragraph-properties fo:line-height="100%"/>
    </style:style>
    <style:style style:name="P471" style:parent-style-name="Normal" style:family="paragraph">
      <style:paragraph-properties fo:line-height="100%"/>
    </style:style>
    <style:style style:name="P472" style:parent-style-name="Normal" style:family="paragraph">
      <style:text-properties fo:color="#4D525A" fo:font-size="10.5pt" style:font-size-asian="10.5pt" style:font-size-complex="10.5pt"/>
    </style:style>
    <style:style style:name="TableColumn474" style:family="table-column">
      <style:table-column-properties style:column-width="6.5729in" style:use-optimal-column-width="false"/>
    </style:style>
    <style:style style:name="Table473" style:family="table">
      <style:table-properties style:width="6.5729in" fo:margin-left="0in" table:align="left"/>
    </style:style>
    <style:style style:name="TableRow475" style:family="table-row">
      <style:table-row-properties style:min-row-height="0.2916in" style:use-optimal-row-height="false"/>
    </style:style>
    <style:style style:name="TableCell476" style:family="table-cell">
      <style:table-cell-properties fo:border="0.0138in solid #FFFFFF" fo:background-color="#00AFAA" style:writing-mode="lr-tb" fo:padding-top="0in" fo:padding-left="0.075in" fo:padding-bottom="0in" fo:padding-right="0.075in"/>
    </style:style>
    <style:style style:name="P477" style:parent-style-name="Normal" style:family="paragraph">
      <style:paragraph-properties fo:line-height="100%"/>
    </style:style>
    <style:style style:name="T478" style:parent-style-name="DefaultParagraphFont" style:family="text">
      <style:text-properties fo:font-weight="bold" style:font-weight-asian="bold" fo:color="#FFFFFF"/>
    </style:style>
    <style:style style:name="T479" style:parent-style-name="DefaultParagraphFont" style:family="text">
      <style:text-properties fo:font-weight="bold" style:font-weight-asian="bold" fo:color="#FFFFFF"/>
    </style:style>
    <style:style style:name="T480" style:parent-style-name="DefaultParagraphFont" style:family="text">
      <style:text-properties fo:color="#C8102E" fo:font-size="9pt" style:font-size-asian="9pt" style:font-size-complex="9pt"/>
    </style:style>
    <style:style style:name="T481" style:parent-style-name="DefaultParagraphFont" style:family="text">
      <style:text-properties fo:color="#C8102E" fo:font-size="9pt" style:font-size-asian="9pt" style:font-size-complex="9pt"/>
    </style:style>
    <style:style style:name="TableRow482" style:family="table-row">
      <style:table-row-properties style:min-row-height="0.1944in" style:use-optimal-row-height="false"/>
    </style:style>
    <style:style style:name="TableCell483" style:family="table-cell">
      <style:table-cell-properties fo:border="0.0138in solid #FFFFFF" fo:background-color="#F3F3F3" style:writing-mode="lr-tb" fo:padding-top="0in" fo:padding-left="0.075in" fo:padding-bottom="0in" fo:padding-right="0.075in"/>
    </style:style>
    <style:style style:name="P484" style:parent-style-name="Normal" style:family="paragraph">
      <style:paragraph-properties fo:line-height="100%"/>
    </style:style>
    <style:style style:name="P485" style:parent-style-name="Normal" style:family="paragraph">
      <style:paragraph-properties fo:line-height="100%"/>
    </style:style>
    <style:style style:name="P486" style:parent-style-name="Normal" style:family="paragraph">
      <style:text-properties fo:color="#4D525A" fo:font-size="10.5pt" style:font-size-asian="10.5pt" style:font-size-complex="10.5pt"/>
    </style:style>
    <style:style style:name="TableColumn488" style:family="table-column">
      <style:table-column-properties style:column-width="6.5729in" style:use-optimal-column-width="false"/>
    </style:style>
    <style:style style:name="Table487" style:family="table">
      <style:table-properties style:width="6.5729in" fo:margin-left="0in" table:align="left"/>
    </style:style>
    <style:style style:name="TableRow489" style:family="table-row">
      <style:table-row-properties style:min-row-height="0.3437in" style:use-optimal-row-height="false"/>
    </style:style>
    <style:style style:name="TableCell490" style:family="table-cell">
      <style:table-cell-properties fo:border="0.0138in solid #FFFFFF" fo:background-color="#00AFAA" style:writing-mode="lr-tb" fo:padding-top="0in" fo:padding-left="0.075in" fo:padding-bottom="0in" fo:padding-right="0.075in"/>
    </style:style>
    <style:style style:name="P491" style:parent-style-name="Normal" style:family="paragraph">
      <style:paragraph-properties fo:line-height="100%"/>
    </style:style>
    <style:style style:name="T492" style:parent-style-name="DefaultParagraphFont" style:family="text">
      <style:text-properties fo:font-weight="bold" style:font-weight-asian="bold" fo:color="#FFFFFF"/>
    </style:style>
    <style:style style:name="T493"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494" style:parent-style-name="DefaultParagraphFont" style:family="text">
      <style:text-properties fo:font-weight="bold" style:font-weight-asian="bold" fo:color="#FFFFFF"/>
    </style:style>
    <style:style style:name="P495" style:parent-style-name="Normal" style:family="paragraph">
      <style:paragraph-properties fo:line-height="100%"/>
    </style:style>
    <style:style style:name="T496" style:parent-style-name="DefaultParagraphFont" style:family="text">
      <style:text-properties fo:color="#FFFFFF"/>
    </style:style>
    <style:style style:name="TableRow497" style:family="table-row">
      <style:table-row-properties style:min-row-height="0.1944in" style:use-optimal-row-height="false"/>
    </style:style>
    <style:style style:name="TableCell498" style:family="table-cell">
      <style:table-cell-properties fo:border="0.0138in solid #FFFFFF" fo:background-color="#F3F3F3" style:writing-mode="lr-tb" fo:padding-top="0in" fo:padding-left="0.075in" fo:padding-bottom="0in" fo:padding-right="0.075in"/>
    </style:style>
    <style:style style:name="P499" style:parent-style-name="Normal" style:family="paragraph">
      <style:paragraph-properties fo:line-height="100%"/>
    </style:style>
    <style:style style:name="P500" style:parent-style-name="Normal" style:family="paragraph">
      <style:paragraph-properties fo:line-height="100%"/>
    </style:style>
    <style:style style:name="P501" style:parent-style-name="Normal" style:family="paragraph">
      <style:text-properties fo:color="#4D525A" fo:font-size="10.5pt" style:font-size-asian="10.5pt" style:font-size-complex="10.5pt"/>
    </style:style>
    <style:style style:name="TableColumn503" style:family="table-column">
      <style:table-column-properties style:column-width="6.5729in" style:use-optimal-column-width="false"/>
    </style:style>
    <style:style style:name="Table502" style:family="table">
      <style:table-properties style:width="6.5729in" fo:margin-left="0in" table:align="left"/>
    </style:style>
    <style:style style:name="TableRow504" style:family="table-row">
      <style:table-row-properties style:min-row-height="0.2916in" style:use-optimal-row-height="false"/>
    </style:style>
    <style:style style:name="TableCell505" style:family="table-cell">
      <style:table-cell-properties fo:border="0.0138in solid #FFFFFF" fo:background-color="#00AFAA" style:writing-mode="lr-tb" fo:padding-top="0in" fo:padding-left="0.075in" fo:padding-bottom="0in" fo:padding-right="0.075in"/>
    </style:style>
    <style:style style:name="P506" style:parent-style-name="Normal" style:family="paragraph">
      <style:paragraph-properties fo:line-height="100%"/>
      <style:text-properties fo:font-weight="bold" style:font-weight-asian="bold" fo:color="#FFFFFF"/>
    </style:style>
    <style:style style:name="P507" style:parent-style-name="Normal" style:family="paragraph">
      <style:paragraph-properties fo:line-height="100%"/>
    </style:style>
    <style:style style:name="T508" style:parent-style-name="DefaultParagraphFont" style:family="text">
      <style:text-properties fo:color="#C8102E" fo:font-size="9pt" style:font-size-asian="9pt" style:font-size-complex="9pt"/>
    </style:style>
    <style:style style:name="T509" style:parent-style-name="DefaultParagraphFont" style:family="text">
      <style:text-properties fo:color="#C8102E" fo:font-size="9pt" style:font-size-asian="9pt" style:font-size-complex="9pt"/>
    </style:style>
    <style:style style:name="TableRow510" style:family="table-row">
      <style:table-row-properties style:min-row-height="0.1944in" style:use-optimal-row-height="false"/>
    </style:style>
    <style:style style:name="TableCell511" style:family="table-cell">
      <style:table-cell-properties fo:border="0.0138in solid #FFFFFF" fo:background-color="#F3F3F3" style:writing-mode="lr-tb" fo:padding-top="0in" fo:padding-left="0.075in" fo:padding-bottom="0in" fo:padding-right="0.075in"/>
    </style:style>
    <style:style style:name="P512" style:parent-style-name="Normal" style:family="paragraph">
      <style:paragraph-properties fo:line-height="100%"/>
    </style:style>
    <style:style style:name="P513" style:parent-style-name="Normal" style:family="paragraph">
      <style:paragraph-properties fo:line-height="100%"/>
    </style:style>
    <style:style style:name="P514" style:parent-style-name="Normal" style:family="paragraph">
      <style:text-properties fo:color="#4D525A" fo:font-size="10.5pt" style:font-size-asian="10.5pt" style:font-size-complex="10.5pt"/>
    </style:style>
    <style:style style:name="TableColumn516" style:family="table-column">
      <style:table-column-properties style:column-width="6.5729in" style:use-optimal-column-width="false"/>
    </style:style>
    <style:style style:name="Table515" style:family="table">
      <style:table-properties style:width="6.5729in" fo:margin-left="0in" table:align="left"/>
    </style:style>
    <style:style style:name="TableRow517" style:family="table-row">
      <style:table-row-properties style:min-row-height="0.2916in" style:use-optimal-row-height="false"/>
    </style:style>
    <style:style style:name="TableCell518" style:family="table-cell">
      <style:table-cell-properties fo:border="0.0138in solid #FFFFFF" fo:background-color="#00AFAA" style:writing-mode="lr-tb" fo:padding-top="0in" fo:padding-left="0.075in" fo:padding-bottom="0in" fo:padding-right="0.075in"/>
    </style:style>
    <style:style style:name="P519" style:parent-style-name="Normal" style:family="paragraph">
      <style:paragraph-properties fo:line-height="100%"/>
    </style:style>
    <style:style style:name="T520" style:parent-style-name="DefaultParagraphFont" style:family="text">
      <style:text-properties fo:font-weight="bold" style:font-weight-asian="bold" fo:color="#FFFFFF"/>
    </style:style>
    <style:style style:name="T521" style:parent-style-name="DefaultParagraphFont" style:family="text">
      <style:text-properties fo:font-weight="bold" style:font-weight-asian="bold" fo:color="#FFFFFF"/>
    </style:style>
    <style:style style:name="T522" style:parent-style-name="DefaultParagraphFont" style:family="text">
      <style:text-properties fo:color="#FFFFFF"/>
    </style:style>
    <style:style style:name="TableRow523" style:family="table-row">
      <style:table-row-properties style:min-row-height="0.3854in" style:use-optimal-row-height="false"/>
    </style:style>
    <style:style style:name="TableCell524" style:family="table-cell">
      <style:table-cell-properties fo:border="0.0138in solid #FFFFFF" fo:background-color="#F3F3F3" style:writing-mode="lr-tb" fo:padding-top="0in" fo:padding-left="0.075in" fo:padding-bottom="0in" fo:padding-right="0.075in"/>
    </style:style>
    <style:style style:name="P525" style:parent-style-name="Normal" style:family="paragraph">
      <style:paragraph-properties fo:line-height="100%"/>
    </style:style>
    <style:style style:name="P526" style:parent-style-name="Normal" style:family="paragraph">
      <style:paragraph-properties fo:line-height="100%"/>
    </style:style>
    <style:style style:name="P527"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528"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T529" style:parent-style-name="DefaultParagraphFont" style:family="text">
      <style:text-properties fo:color="#4D525A" fo:font-size="14pt" style:font-size-asian="14pt" style:font-size-complex="14pt"/>
    </style:style>
    <style:style style:name="T530" style:parent-style-name="DefaultParagraphFont" style:family="text">
      <style:text-properties fo:color="#4D525A" fo:font-size="14pt" style:font-size-asian="14pt" style:font-size-complex="14pt"/>
    </style:style>
    <style:style style:name="P531" style:parent-style-name="Normal" style:family="paragraph">
      <style:paragraph-properties fo:margin-bottom="0.1944in"/>
    </style:style>
    <style:style style:name="T532" style:parent-style-name="DefaultParagraphFont" style:family="text">
      <style:text-properties fo:color="#4D525A" fo:font-size="10.5pt" style:font-size-asian="10.5pt" style:font-size-complex="10.5pt"/>
    </style:style>
    <style:style style:name="T533" style:parent-style-name="DefaultParagraphFont" style:family="text">
      <style:text-properties fo:color="#C8102E" fo:font-size="10.5pt" style:font-size-asian="10.5pt" style:font-size-complex="10.5pt"/>
    </style:style>
    <style:style style:name="T534" style:parent-style-name="DefaultParagraphFont" style:family="text">
      <style:text-properties fo:color="#4D525A" fo:font-size="10.5pt" style:font-size-asian="10.5pt" style:font-size-complex="10.5pt"/>
    </style:style>
    <style:style style:name="T535" style:parent-style-name="DefaultParagraphFont" style:family="text">
      <style:text-properties fo:color="#4D525A" fo:font-size="10.5pt" style:font-size-asian="10.5pt" style:font-size-complex="10.5pt"/>
    </style:style>
    <style:style style:name="TableColumn537" style:family="table-column">
      <style:table-column-properties style:column-width="1.6666in" style:use-optimal-column-width="false"/>
    </style:style>
    <style:style style:name="TableColumn538" style:family="table-column">
      <style:table-column-properties style:column-width="1.5208in" style:use-optimal-column-width="false"/>
    </style:style>
    <style:style style:name="TableColumn539" style:family="table-column">
      <style:table-column-properties style:column-width="1.5in" style:use-optimal-column-width="false"/>
    </style:style>
    <style:style style:name="TableColumn540" style:family="table-column">
      <style:table-column-properties style:column-width="1.8854in" style:use-optimal-column-width="false"/>
    </style:style>
    <style:style style:name="Table536" style:family="table">
      <style:table-properties style:width="6.5729in" fo:margin-left="0in" table:align="left"/>
    </style:style>
    <style:style style:name="TableRow541" style:family="table-row">
      <style:table-row-properties style:min-row-height="0.5in" style:use-optimal-row-height="false"/>
    </style:style>
    <style:style style:name="TableCell542" style:family="table-cell">
      <style:table-cell-properties fo:border="0.0138in solid #FFFFFF" fo:background-color="#00AFAA" style:writing-mode="lr-tb" fo:padding-top="0in" fo:padding-left="0.075in" fo:padding-bottom="0in" fo:padding-right="0.075in"/>
    </style:style>
    <style:style style:name="P543" style:parent-style-name="Normal" style:family="paragraph">
      <style:paragraph-properties fo:line-height="100%"/>
      <style:text-properties fo:font-weight="bold" style:font-weight-asian="bold" fo:color="#FFFFFF"/>
    </style:style>
    <style:style style:name="TableCell544" style:family="table-cell">
      <style:table-cell-properties fo:border="0.0138in solid #FFFFFF" fo:background-color="#00AFAA" style:writing-mode="lr-tb" fo:padding-top="0in" fo:padding-left="0.075in" fo:padding-bottom="0in" fo:padding-right="0.075in"/>
    </style:style>
    <style:style style:name="P545" style:parent-style-name="Normal" style:family="paragraph">
      <style:paragraph-properties fo:line-height="100%"/>
      <style:text-properties fo:font-weight="bold" style:font-weight-asian="bold" fo:color="#FFFFFF"/>
    </style:style>
    <style:style style:name="TableCell546" style:family="table-cell">
      <style:table-cell-properties fo:border="0.0138in solid #FFFFFF" fo:background-color="#00AFAA" style:writing-mode="lr-tb" fo:padding-top="0in" fo:padding-left="0.075in" fo:padding-bottom="0in" fo:padding-right="0.075in"/>
    </style:style>
    <style:style style:name="P547" style:parent-style-name="Normal" style:family="paragraph">
      <style:paragraph-properties fo:line-height="100%"/>
      <style:text-properties fo:font-weight="bold" style:font-weight-asian="bold" fo:color="#FFFFFF"/>
    </style:style>
    <style:style style:name="TableCell548" style:family="table-cell">
      <style:table-cell-properties fo:border="0.0138in solid #FFFFFF" fo:background-color="#00AFAA" style:writing-mode="lr-tb" fo:padding-top="0in" fo:padding-left="0.075in" fo:padding-bottom="0in" fo:padding-right="0.075in"/>
    </style:style>
    <style:style style:name="P549" style:parent-style-name="Normal" style:family="paragraph">
      <style:paragraph-properties fo:line-height="100%"/>
      <style:text-properties fo:font-weight="bold" style:font-weight-asian="bold" fo:color="#FFFFFF"/>
    </style:style>
    <style:style style:name="TableRow550" style:family="table-row">
      <style:table-row-properties style:min-row-height="0.1944in" style:use-optimal-row-height="false"/>
    </style:style>
    <style:style style:name="TableCell551" style:family="table-cell">
      <style:table-cell-properties fo:border="0.0138in solid #FFFFFF" fo:background-color="#F3F3F3" style:writing-mode="lr-tb" fo:padding-top="0in" fo:padding-left="0.075in" fo:padding-bottom="0in" fo:padding-right="0.075in"/>
    </style:style>
    <style:style style:name="P552" style:parent-style-name="Normal" style:family="paragraph">
      <style:paragraph-properties fo:line-height="100%"/>
    </style:style>
    <style:style style:name="P553" style:parent-style-name="Normal" style:family="paragraph">
      <style:paragraph-properties fo:line-height="100%"/>
    </style:style>
    <style:style style:name="P554" style:parent-style-name="Normal" style:family="paragraph">
      <style:paragraph-properties fo:line-height="100%"/>
    </style:style>
    <style:style style:name="P555" style:parent-style-name="Normal" style:family="paragraph">
      <style:paragraph-properties fo:line-height="100%"/>
    </style:style>
    <style:style style:name="TableCell556" style:family="table-cell">
      <style:table-cell-properties fo:border="0.0138in solid #FFFFFF" fo:background-color="#F3F3F3" style:writing-mode="lr-tb" fo:padding-top="0in" fo:padding-left="0.075in" fo:padding-bottom="0in" fo:padding-right="0.075in"/>
    </style:style>
    <style:style style:name="P557" style:parent-style-name="Normal" style:family="paragraph">
      <style:paragraph-properties fo:line-height="100%"/>
    </style:style>
    <style:style style:name="TableCell558" style:family="table-cell">
      <style:table-cell-properties fo:border="0.0138in solid #FFFFFF" fo:background-color="#F3F3F3" style:writing-mode="lr-tb" fo:padding-top="0in" fo:padding-left="0.075in" fo:padding-bottom="0in" fo:padding-right="0.075in"/>
    </style:style>
    <style:style style:name="P559" style:parent-style-name="Normal" style:family="paragraph">
      <style:paragraph-properties fo:line-height="100%"/>
    </style:style>
    <style:style style:name="TableCell560" style:family="table-cell">
      <style:table-cell-properties fo:border="0.0138in solid #FFFFFF" fo:background-color="#F3F3F3" style:writing-mode="lr-tb" fo:padding-top="0in" fo:padding-left="0.075in" fo:padding-bottom="0in" fo:padding-right="0.075in"/>
    </style:style>
    <style:style style:name="P561" style:parent-style-name="Normal" style:family="paragraph">
      <style:paragraph-properties fo:line-height="100%"/>
    </style:style>
    <style:style style:name="TableRow562" style:family="table-row">
      <style:table-row-properties style:min-row-height="0.1944in" style:use-optimal-row-height="false"/>
    </style:style>
    <style:style style:name="TableCell563" style:family="table-cell">
      <style:table-cell-properties fo:border="0.0138in solid #FFFFFF" fo:background-color="#CCCCCC" style:writing-mode="lr-tb" fo:padding-top="0in" fo:padding-left="0.075in" fo:padding-bottom="0in" fo:padding-right="0.075in"/>
    </style:style>
    <style:style style:name="P564" style:parent-style-name="Normal" style:family="paragraph">
      <style:paragraph-properties fo:line-height="100%"/>
    </style:style>
    <style:style style:name="TableCell565" style:family="table-cell">
      <style:table-cell-properties fo:border="0.0138in solid #FFFFFF" fo:background-color="#CCCCCC" style:writing-mode="lr-tb" fo:padding-top="0in" fo:padding-left="0.075in" fo:padding-bottom="0in" fo:padding-right="0.075in"/>
    </style:style>
    <style:style style:name="P566" style:parent-style-name="Normal" style:family="paragraph">
      <style:paragraph-properties fo:line-height="100%"/>
    </style:style>
    <style:style style:name="TableCell567" style:family="table-cell">
      <style:table-cell-properties fo:border="0.0138in solid #FFFFFF" fo:background-color="#CCCCCC" style:writing-mode="lr-tb" fo:padding-top="0in" fo:padding-left="0.075in" fo:padding-bottom="0in" fo:padding-right="0.075in"/>
    </style:style>
    <style:style style:name="P568" style:parent-style-name="Normal" style:family="paragraph">
      <style:paragraph-properties fo:line-height="100%"/>
    </style:style>
    <style:style style:name="TableCell569" style:family="table-cell">
      <style:table-cell-properties fo:border="0.0138in solid #FFFFFF" fo:background-color="#CCCCCC" style:writing-mode="lr-tb" fo:padding-top="0in" fo:padding-left="0.075in" fo:padding-bottom="0in" fo:padding-right="0.075in"/>
    </style:style>
    <style:style style:name="P570" style:parent-style-name="Normal" style:family="paragraph">
      <style:paragraph-properties fo:line-height="100%"/>
    </style:style>
    <style:style style:name="TableRow571" style:family="table-row">
      <style:table-row-properties style:min-row-height="0.1944in" style:use-optimal-row-height="false"/>
    </style:style>
    <style:style style:name="TableCell572" style:family="table-cell">
      <style:table-cell-properties fo:border="0.0138in solid #FFFFFF" fo:background-color="#F3F3F3" style:writing-mode="lr-tb" fo:padding-top="0in" fo:padding-left="0.075in" fo:padding-bottom="0in" fo:padding-right="0.075in"/>
    </style:style>
    <style:style style:name="P573" style:parent-style-name="Normal" style:family="paragraph">
      <style:paragraph-properties fo:line-height="100%"/>
    </style:style>
    <style:style style:name="TableCell574" style:family="table-cell">
      <style:table-cell-properties fo:border="0.0138in solid #FFFFFF" fo:background-color="#F3F3F3" style:writing-mode="lr-tb" fo:padding-top="0in" fo:padding-left="0.075in" fo:padding-bottom="0in" fo:padding-right="0.075in"/>
    </style:style>
    <style:style style:name="P575" style:parent-style-name="Normal" style:family="paragraph">
      <style:paragraph-properties fo:line-height="100%"/>
    </style:style>
    <style:style style:name="TableCell576" style:family="table-cell">
      <style:table-cell-properties fo:border="0.0138in solid #FFFFFF" fo:background-color="#F3F3F3" style:writing-mode="lr-tb" fo:padding-top="0in" fo:padding-left="0.075in" fo:padding-bottom="0in" fo:padding-right="0.075in"/>
    </style:style>
    <style:style style:name="P577" style:parent-style-name="Normal" style:family="paragraph">
      <style:paragraph-properties fo:line-height="100%"/>
    </style:style>
    <style:style style:name="TableCell578" style:family="table-cell">
      <style:table-cell-properties fo:border="0.0138in solid #FFFFFF" fo:background-color="#F3F3F3" style:writing-mode="lr-tb" fo:padding-top="0in" fo:padding-left="0.075in" fo:padding-bottom="0in" fo:padding-right="0.075in"/>
    </style:style>
    <style:style style:name="P579" style:parent-style-name="Normal" style:family="paragraph">
      <style:paragraph-properties fo:line-height="100%"/>
    </style:style>
    <style:style style:name="TableRow580" style:family="table-row">
      <style:table-row-properties style:min-row-height="0.1944in" style:use-optimal-row-height="false"/>
    </style:style>
    <style:style style:name="TableCell581" style:family="table-cell">
      <style:table-cell-properties fo:border="0.0138in solid #FFFFFF" fo:background-color="#CCCCCC" style:writing-mode="lr-tb" fo:padding-top="0in" fo:padding-left="0.075in" fo:padding-bottom="0in" fo:padding-right="0.075in"/>
    </style:style>
    <style:style style:name="P582" style:parent-style-name="Normal" style:family="paragraph">
      <style:paragraph-properties fo:line-height="100%"/>
    </style:style>
    <style:style style:name="TableCell583" style:family="table-cell">
      <style:table-cell-properties fo:border="0.0138in solid #FFFFFF" fo:background-color="#CCCCCC" style:writing-mode="lr-tb" fo:padding-top="0in" fo:padding-left="0.075in" fo:padding-bottom="0in" fo:padding-right="0.075in"/>
    </style:style>
    <style:style style:name="P584" style:parent-style-name="Normal" style:family="paragraph">
      <style:paragraph-properties fo:line-height="100%"/>
    </style:style>
    <style:style style:name="TableCell585" style:family="table-cell">
      <style:table-cell-properties fo:border="0.0138in solid #FFFFFF" fo:background-color="#CCCCCC" style:writing-mode="lr-tb" fo:padding-top="0in" fo:padding-left="0.075in" fo:padding-bottom="0in" fo:padding-right="0.075in"/>
    </style:style>
    <style:style style:name="P586" style:parent-style-name="Normal" style:family="paragraph">
      <style:paragraph-properties fo:line-height="100%"/>
    </style:style>
    <style:style style:name="TableCell587" style:family="table-cell">
      <style:table-cell-properties fo:border="0.0138in solid #FFFFFF" fo:background-color="#CCCCCC" style:writing-mode="lr-tb" fo:padding-top="0in" fo:padding-left="0.075in" fo:padding-bottom="0in" fo:padding-right="0.075in"/>
    </style:style>
    <style:style style:name="P588" style:parent-style-name="Normal" style:family="paragraph">
      <style:paragraph-properties fo:line-height="100%"/>
    </style:style>
    <style:style style:name="P589" style:parent-style-name="Normal" style:family="paragraph">
      <style:text-properties fo:color="#4D525A"/>
    </style:style>
    <style:style style:name="T590" style:parent-style-name="DefaultParagraphFont" style:family="text">
      <style:text-properties fo:color="#4D525A" fo:font-size="14pt" style:font-size-asian="14pt" style:font-size-complex="14pt"/>
    </style:style>
    <style:style style:name="P591" style:parent-style-name="Normal" style:family="paragraph">
      <style:paragraph-properties fo:margin-bottom="0.1944in"/>
      <style:text-properties fo:color="#4D525A" fo:font-size="10.5pt" style:font-size-asian="10.5pt" style:font-size-complex="10.5pt"/>
    </style:style>
    <style:style style:name="TableColumn593" style:family="table-column">
      <style:table-column-properties style:column-width="3.5833in" style:use-optimal-column-width="false"/>
    </style:style>
    <style:style style:name="TableColumn594" style:family="table-column">
      <style:table-column-properties style:column-width="1.0937in" style:use-optimal-column-width="false"/>
    </style:style>
    <style:style style:name="TableColumn595" style:family="table-column">
      <style:table-column-properties style:column-width="1.8958in" style:use-optimal-column-width="false"/>
    </style:style>
    <style:style style:name="Table592" style:family="table">
      <style:table-properties style:width="6.5729in" fo:margin-left="0in" table:align="left"/>
    </style:style>
    <style:style style:name="TableRow596" style:family="table-row">
      <style:table-row-properties style:min-row-height="0.5in" style:use-optimal-row-height="false"/>
    </style:style>
    <style:style style:name="TableCell597" style:family="table-cell">
      <style:table-cell-properties fo:border="0.0138in solid #FFFFFF" fo:background-color="#00AFAA" style:writing-mode="lr-tb" fo:padding-top="0in" fo:padding-left="0.075in" fo:padding-bottom="0in" fo:padding-right="0.075in"/>
    </style:style>
    <style:style style:name="P598" style:parent-style-name="Normal" style:family="paragraph">
      <style:paragraph-properties fo:line-height="100%"/>
      <style:text-properties fo:font-weight="bold" style:font-weight-asian="bold" fo:color="#FFFFFF"/>
    </style:style>
    <style:style style:name="TableCell599" style:family="table-cell">
      <style:table-cell-properties fo:border="0.0138in solid #FFFFFF" fo:background-color="#00AFAA" style:writing-mode="lr-tb" fo:padding-top="0in" fo:padding-left="0.075in" fo:padding-bottom="0in" fo:padding-right="0.075in"/>
    </style:style>
    <style:style style:name="P600" style:parent-style-name="Normal" style:family="paragraph">
      <style:paragraph-properties fo:line-height="100%"/>
      <style:text-properties fo:font-weight="bold" style:font-weight-asian="bold" fo:color="#FFFFFF"/>
    </style:style>
    <style:style style:name="TableCell601" style:family="table-cell">
      <style:table-cell-properties fo:border="0.0138in solid #FFFFFF" fo:background-color="#00AFAA" style:writing-mode="lr-tb" fo:padding-top="0in" fo:padding-left="0.075in" fo:padding-bottom="0in" fo:padding-right="0.075in"/>
    </style:style>
    <style:style style:name="P602" style:parent-style-name="Normal" style:family="paragraph">
      <style:paragraph-properties fo:line-height="100%"/>
      <style:text-properties fo:font-weight="bold" style:font-weight-asian="bold" fo:color="#FFFFFF"/>
    </style:style>
    <style:style style:name="TableRow603" style:family="table-row">
      <style:table-row-properties style:min-row-height="0.1944in" style:use-optimal-row-height="false"/>
    </style:style>
    <style:style style:name="TableCell604" style:family="table-cell">
      <style:table-cell-properties fo:border="0.0138in solid #FFFFFF" fo:background-color="#F3F3F3" style:writing-mode="lr-tb" fo:padding-top="0in" fo:padding-left="0.075in" fo:padding-bottom="0in" fo:padding-right="0.075in"/>
    </style:style>
    <style:style style:name="P605" style:parent-style-name="Normal" style:family="paragraph">
      <style:paragraph-properties fo:line-height="100%"/>
    </style:style>
    <style:style style:name="TableCell606" style:family="table-cell">
      <style:table-cell-properties fo:border="0.0138in solid #FFFFFF" fo:background-color="#F3F3F3" style:writing-mode="lr-tb" fo:padding-top="0in" fo:padding-left="0.075in" fo:padding-bottom="0in" fo:padding-right="0.075in"/>
    </style:style>
    <style:style style:name="P607" style:parent-style-name="Normal" style:family="paragraph">
      <style:paragraph-properties fo:line-height="100%"/>
    </style:style>
    <style:style style:name="TableCell608" style:family="table-cell">
      <style:table-cell-properties fo:border="0.0138in solid #FFFFFF" fo:background-color="#F3F3F3" style:writing-mode="lr-tb" fo:padding-top="0in" fo:padding-left="0.075in" fo:padding-bottom="0in" fo:padding-right="0.075in"/>
    </style:style>
    <style:style style:name="P609" style:parent-style-name="Normal" style:family="paragraph">
      <style:paragraph-properties fo:line-height="100%"/>
    </style:style>
    <style:style style:name="TableRow610" style:family="table-row">
      <style:table-row-properties style:min-row-height="0.2083in" style:use-optimal-row-height="false"/>
    </style:style>
    <style:style style:name="TableCell611" style:family="table-cell">
      <style:table-cell-properties fo:border="0.0138in solid #FFFFFF" fo:background-color="#CCCCCC" style:writing-mode="lr-tb" fo:padding-top="0in" fo:padding-left="0.075in" fo:padding-bottom="0in" fo:padding-right="0.075in"/>
    </style:style>
    <style:style style:name="P612" style:parent-style-name="Normal" style:family="paragraph">
      <style:paragraph-properties fo:line-height="100%"/>
    </style:style>
    <style:style style:name="TableCell613" style:family="table-cell">
      <style:table-cell-properties fo:border="0.0138in solid #FFFFFF" fo:background-color="#CCCCCC" style:writing-mode="lr-tb" fo:padding-top="0in" fo:padding-left="0.075in" fo:padding-bottom="0in" fo:padding-right="0.075in"/>
    </style:style>
    <style:style style:name="P614" style:parent-style-name="Normal" style:family="paragraph">
      <style:paragraph-properties fo:line-height="100%"/>
    </style:style>
    <style:style style:name="TableCell615" style:family="table-cell">
      <style:table-cell-properties fo:border="0.0138in solid #FFFFFF" fo:background-color="#CCCCCC" style:writing-mode="lr-tb" fo:padding-top="0in" fo:padding-left="0.075in" fo:padding-bottom="0in" fo:padding-right="0.075in"/>
    </style:style>
    <style:style style:name="P616" style:parent-style-name="Normal" style:family="paragraph">
      <style:paragraph-properties fo:line-height="100%"/>
    </style:style>
    <style:style style:name="TableRow617" style:family="table-row">
      <style:table-row-properties style:min-row-height="0.1944in" style:use-optimal-row-height="false"/>
    </style:style>
    <style:style style:name="TableCell618" style:family="table-cell">
      <style:table-cell-properties fo:border="0.0138in solid #FFFFFF" fo:background-color="#F3F3F3" style:writing-mode="lr-tb" fo:padding-top="0in" fo:padding-left="0.075in" fo:padding-bottom="0in" fo:padding-right="0.075in"/>
    </style:style>
    <style:style style:name="P619" style:parent-style-name="Normal" style:family="paragraph">
      <style:paragraph-properties fo:line-height="100%"/>
    </style:style>
    <style:style style:name="TableCell620" style:family="table-cell">
      <style:table-cell-properties fo:border="0.0138in solid #FFFFFF" fo:background-color="#F3F3F3" style:writing-mode="lr-tb" fo:padding-top="0in" fo:padding-left="0.075in" fo:padding-bottom="0in" fo:padding-right="0.075in"/>
    </style:style>
    <style:style style:name="P621" style:parent-style-name="Normal" style:family="paragraph">
      <style:paragraph-properties fo:line-height="100%"/>
    </style:style>
    <style:style style:name="TableCell622" style:family="table-cell">
      <style:table-cell-properties fo:border="0.0138in solid #FFFFFF" fo:background-color="#F3F3F3" style:writing-mode="lr-tb" fo:padding-top="0in" fo:padding-left="0.075in" fo:padding-bottom="0in" fo:padding-right="0.075in"/>
    </style:style>
    <style:style style:name="P623" style:parent-style-name="Normal" style:family="paragraph">
      <style:paragraph-properties fo:line-height="100%"/>
    </style:style>
    <style:style style:name="TableRow624" style:family="table-row">
      <style:table-row-properties style:min-row-height="0.1944in" style:use-optimal-row-height="false"/>
    </style:style>
    <style:style style:name="TableCell625" style:family="table-cell">
      <style:table-cell-properties fo:border="0.0138in solid #FFFFFF" fo:background-color="#CCCCCC" style:writing-mode="lr-tb" fo:padding-top="0in" fo:padding-left="0.075in" fo:padding-bottom="0in" fo:padding-right="0.075in"/>
    </style:style>
    <style:style style:name="P626" style:parent-style-name="Normal" style:family="paragraph">
      <style:paragraph-properties fo:line-height="100%"/>
    </style:style>
    <style:style style:name="TableCell627" style:family="table-cell">
      <style:table-cell-properties fo:border="0.0138in solid #FFFFFF" fo:background-color="#CCCCCC" style:writing-mode="lr-tb" fo:padding-top="0in" fo:padding-left="0.075in" fo:padding-bottom="0in" fo:padding-right="0.075in"/>
    </style:style>
    <style:style style:name="P628" style:parent-style-name="Normal" style:family="paragraph">
      <style:paragraph-properties fo:line-height="100%"/>
    </style:style>
    <style:style style:name="TableCell629" style:family="table-cell">
      <style:table-cell-properties fo:border="0.0138in solid #FFFFFF" fo:background-color="#CCCCCC" style:writing-mode="lr-tb" fo:padding-top="0in" fo:padding-left="0.075in" fo:padding-bottom="0in" fo:padding-right="0.075in"/>
    </style:style>
    <style:style style:name="P630" style:parent-style-name="Normal" style:family="paragraph">
      <style:paragraph-properties fo:line-height="100%"/>
    </style:style>
    <style:style style:name="T631"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632" style:parent-style-name="Normal" style:family="paragraph">
      <style:text-properties fo:color="#4D525A"/>
    </style:style>
    <style:style style:name="P633" style:parent-style-name="Normal" style:family="paragraph">
      <style:text-properties fo:color="#4D525A"/>
    </style:style>
    <style:style style:name="P634" style:parent-style-name="Normal" style:family="paragraph">
      <style:text-properties fo:color="#4D525A"/>
    </style:style>
    <style:style style:name="P635" style:parent-style-name="Normal" style:family="paragraph">
      <style:text-properties fo:color="#4D525A"/>
    </style:style>
    <style:style style:name="P636" style:parent-style-name="Normal" style:family="paragraph">
      <style:text-properties fo:color="#4D525A"/>
    </style:style>
    <style:style style:name="P637" style:parent-style-name="Normal" style:family="paragraph">
      <style:text-properties fo:color="#4D525A"/>
    </style:style>
    <style:style style:name="P638" style:parent-style-name="Normal" style:family="paragraph">
      <style:text-properties fo:color="#4D525A"/>
    </style:style>
    <style:style style:name="P639" style:parent-style-name="Normal" style:family="paragraph">
      <style:text-properties fo:color="#4D525A"/>
    </style:style>
    <style:style style:name="TableColumn641" style:family="table-column">
      <style:table-column-properties style:column-width="6.5in" style:use-optimal-column-width="false"/>
    </style:style>
    <style:style style:name="Table640" style:family="table">
      <style:table-properties style:width="6.5in" fo:margin-left="0in" table:align="left"/>
    </style:style>
    <style:style style:name="TableRow642" style:family="table-row">
      <style:table-row-properties style:use-optimal-row-height="false"/>
    </style:style>
    <style:style style:name="TableCell643" style:family="table-cell">
      <style:table-cell-properties fo:border="0.0138in solid #000000" style:writing-mode="lr-tb" fo:padding-top="0.0694in" fo:padding-left="0.0694in" fo:padding-bottom="0.0694in" fo:padding-right="0.0694in"/>
    </style:style>
    <style:style style:name="P644" style:parent-style-name="Normal" style:family="paragraph">
      <style:paragraph-properties fo:widows="0" fo:orphans="0" fo:line-height="100%"/>
      <style:text-properties fo:color="#4D525A"/>
    </style:style>
    <style:style style:name="P645" style:parent-style-name="Normal" style:family="paragraph">
      <style:paragraph-properties fo:widows="0" fo:orphans="0" fo:line-height="100%"/>
      <style:text-properties fo:color="#4D525A"/>
    </style:style>
    <style:style style:name="P646" style:parent-style-name="Normal" style:family="paragraph">
      <style:text-properties fo:font-size="12pt" style:font-size-asian="12pt" style:font-size-complex="12pt"/>
    </style:style>
    <style:style style:name="P647" style:parent-style-name="Normal" style:family="paragraph">
      <style:text-properties fo:color="#4D525A"/>
    </style:style>
    <style:style style:name="TableColumn649" style:family="table-column">
      <style:table-column-properties style:column-width="6.5in" style:use-optimal-column-width="false"/>
    </style:style>
    <style:style style:name="Table648" style:family="table">
      <style:table-properties style:width="6.5in" fo:margin-left="0in" table:align="left"/>
    </style:style>
    <style:style style:name="TableRow650" style:family="table-row">
      <style:table-row-properties style:use-optimal-row-height="false"/>
    </style:style>
    <style:style style:name="TableCell651" style:family="table-cell">
      <style:table-cell-properties fo:border="0.0138in solid #000000" style:writing-mode="lr-tb" fo:padding-top="0.0694in" fo:padding-left="0.0694in" fo:padding-bottom="0.0694in" fo:padding-right="0.0694in"/>
    </style:style>
    <style:style style:name="P652" style:parent-style-name="Normal" style:family="paragraph">
      <style:paragraph-properties fo:widows="0" fo:orphans="0" fo:line-height="100%"/>
      <style:text-properties fo:color="#4D525A"/>
    </style:style>
    <style:style style:name="P653" style:parent-style-name="Normal" style:family="paragraph">
      <style:paragraph-properties fo:widows="0" fo:orphans="0" fo:line-height="100%"/>
      <style:text-properties fo:color="#4D525A"/>
    </style:style>
    <style:style style:name="P654" style:parent-style-name="Normal" style:family="paragraph">
      <style:paragraph-properties fo:widows="0" fo:orphans="0" fo:line-height="100%"/>
      <style:text-properties fo:color="#4D525A"/>
    </style:style>
    <style:style style:name="P655" style:parent-style-name="Normal" style:family="paragraph">
      <style:paragraph-properties fo:widows="0" fo:orphans="0" fo:line-height="100%"/>
      <style:text-properties fo:color="#4D525A"/>
    </style:style>
    <style:style style:name="P656" style:parent-style-name="Normal" style:family="paragraph">
      <style:paragraph-properties fo:widows="0" fo:orphans="0" fo:line-height="100%"/>
      <style:text-properties fo:color="#4D525A"/>
    </style:style>
    <style:style style:name="P657" style:parent-style-name="Normal" style:family="paragraph">
      <style:paragraph-properties fo:widows="0" fo:orphans="0" fo:line-height="100%"/>
      <style:text-properties fo:color="#4D525A"/>
    </style:style>
    <style:style style:name="P658" style:parent-style-name="Normal" style:family="paragraph">
      <style:paragraph-properties fo:widows="0" fo:orphans="0" fo:line-height="100%"/>
      <style:text-properties fo:color="#4D525A"/>
    </style:style>
    <style:style style:name="P659" style:parent-style-name="Normal" style:family="paragraph">
      <style:paragraph-properties fo:widows="0" fo:orphans="0" fo:line-height="100%"/>
      <style:text-properties fo:color="#4D525A"/>
    </style:style>
    <style:style style:name="P660" style:parent-style-name="Normal" style:family="paragraph">
      <style:paragraph-properties fo:widows="0" fo:orphans="0" fo:line-height="100%"/>
      <style:text-properties fo:color="#4D525A"/>
    </style:style>
  </office:automatic-styles>
  <office:body>
    <office:text text:use-soft-page-breaks="true">
      <text:h text:style-name="P1" text:outline-level="1"><text:bookmark-start text:name="_k5v28jgsrlny"/><text:bookmark-end text:name="_k5v28jgsrlny"/><text:span text:style-name="T2">Privacy Impact Assessment (PIA) Template for a New Policy</text:span></text:h>
      <text:p text:style-name="P3"/>
      <text:p text:style-name="Normal"><text:span text:style-name="T4">For Reference</text:span></text:p>
      <text:list text:style-name="LFO1" text:continue-numbering="true">
        <text:list-item>
          <text:p text:style-name="P5"><text:bookmark-start text:name="_Hlk96003183"/><text:span text:style-name="T6">Personal data</text:span><text:span text:style-name="T7"><text:s/>is defined as Personally Identifiable Information (PII) or Demographically Identifiable Information (DII) that can be used to identify a data<text:s/></text:span><text:span text:style-name="T8">subject or any distinct demographic group. Common examples are name, address, phone number, date of birth, and social security or national ID number.<text:s/></text:span></text:p>
        </text:list-item>
        <text:list-item>
          <text:p text:style-name="P9"><text:span text:style-name="T10">Sensitive data</text:span><text:span text:style-name="T11"><text:s/>is personal data that is often used as a basis for targeting a particular group or individ</text:span><text:span text:style-name="T12">ual. Common examples are race, religion, political opinion, sexual orientation, health or biometric information.<text:s/></text:span><text:a xlink:href="https://library.mercycorps.org/record/38516" office:target-frame-name="_top" xlink:show="replace"><text:span text:style-name="T13">Click here</text:span></text:a><text:span text:style-name="T14"><text:s/>to learn more.</text:span></text:p>
        </text:list-item>
        <text:list-item>
          <text:p text:style-name="P15"><text:span text:style-name="T16">You can find Mercy Corps' </text:span><text:a xlink:href="https://library.mercycorps.org/record/34302" office:target-frame-name="_top" xlink:show="replace"><text:span text:style-name="Hyperlink">PIA Guidance here in the Digital Library</text:span></text:a><text:span text:style-name="T17">.</text:span></text:p>
        </text:list-item>
      </text:list>
      <text:p text:style-name="P18"><text:bookmark-start text:name="_Hlk96003203"/><text:bookmark-end text:name="_Hlk96003183"/>Background Questions</text:p>
      <text:p text:style-name="P19"/>
      <text:list text:style-name="LFO2" text:continue-numbering="true">
        <text:list-item>
          <text:p text:style-name="P20">Explain the purpose/goals and expected benefits for your activity, both inside and outside Mercy Corps. Please provide as much detail as possible.</text:p>
          <text:list text:continue-numbering="true">
            <text:list-item>
              <text:p text:style-name="P21">Purpose/goals:<text:s/></text:p>
            </text:list-item>
            <text:list-item>
              <text:p text:style-name="P22">Expected benefits: <text:s/><text:line-break/></text:p>
            </text:list-item>
          </text:list>
        </text:list-item>
        <text:list-item>
          <text:p text:style-name="P23">Provide the following activity details<text:s/></text:p>
          <text:list text:continue-numbering="true">
            <text:list-item>
              <text:p text:style-name="P24">Team<text:s/></text:p>
              <text:list text:continue-numbering="true">
                <text:list-item>
                  <text:p text:style-name="P25">Main contact:<text:s/></text:p>
                </text:list-item>
                <text:list-item>
                  <text:p text:style-name="P26">Key stakeholders:<text:s/></text:p>
                </text:list-item>
              </text:list>
            </text:list-item>
            <text:list-item>
              <text:p text:style-name="P27">Timelines:</text:p>
            </text:list-item>
            <text:list-item>
              <text:p text:style-name="P28">Special considerations that could impact your activity:<text:s/></text:p>
              <text:list text:continue-numbering="true">
                <text:list-item>
                  <text:p text:style-name="P29">Legal (compliance with local, national or industry regulations):<text:s/></text:p>
                </text:list-item>
                <text:list-item>
                  <text:p text:style-name="P30">Country/Security (country risk level, local security concerns):<text:s/></text:p>
                </text:list-item>
                <text:list-item>
                  <text:p text:style-name="P31">Other:</text:p>
                </text:list-item>
              </text:list>
            </text:list-item>
            <text:list-item>
              <text:p text:style-name="P32">Expected level of effort and complexity:<text:s/></text:p>
            </text:list-item>
            <text:list-item>
              <text:p text:style-name="P33">If relevant, GAIT ID/link:<text:s/><text:line-break/></text:p>
            </text:list-item>
          </text:list>
        </text:list-item>
        <text:list-item>
          <text:p text:style-name="P34">Is your activity subject to particular donor or program requirements, project needs, or the European Union’s General Data Protection Regulation (GDPR)?<text:s/></text:p>
        </text:list-item>
      </text:list>
      <text:list text:style-name="LFO3" text:continue-numbering="true">
        <text:list-item>
          <text:list>
            <text:list-item>
              <text:p text:style-name="P35">If yes, list those requirements here:<text:s/></text:p>
            </text:list-item>
            <text:list-item>
              <text:p text:style-name="P36">If no, skip this question.</text:p>
            </text:list-item>
            <text:list-item>
              <text:p text:style-name="P37">If you don’t know, then please check with your supervisor, program lead or whoever is responsible for understanding legal/donor requirements for your<text:s/>activity.<text:s/></text:p>
            </text:list-item>
          </text:list>
        </text:list-item>
      </text:list>
      <text:p text:style-name="P38"><text:bookmark-end text:name="_Hlk96003203"/></text:p>
      <text:p text:style-name="P39"><text:bookmark-start text:name="kix.aj69ba37gyje"/><text:bookmark-end text:name="kix.aj69ba37gyje"/>Software or Technology System:<text:s/>Data Details</text:p>
      <text:p text:style-name="Normal"><text:span text:style-name="T40">Data Fundamentals</text:span><text:span text:style-name="T41"><text:line-break/></text:span></text:p>
      <table:table table:style-name="Table42">
        <table:table-columns>
          <table:table-column table:style-name="TableColumn43"/>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Data types</text:p>
          </table:table-cell>
          <table:table-cell table:style-name="TableCell51">
            <text:p text:style-name="P52">Yes</text:p>
          </table:table-cell>
          <table:table-cell table:style-name="TableCell53">
            <text:p text:style-name="P54">No</text:p>
          </table:table-cell>
          <table:table-cell table:style-name="TableCell55">
            <text:p text:style-name="P56">Don’t know</text:p>
          </table:table-cell>
          <table:table-cell table:style-name="TableCell57">
            <text:p text:style-name="P58">Details<text:s/></text:p>
          </table:table-cell>
        </table:table-row>
        <table:table-row table:style-name="TableRow59">
          <table:table-cell table:style-name="TableCell60">
            <text:p text:style-name="P61">Will this system hold de-identified or anonymized data? That is, the data will not directly identify an individual, but could be used to identify them by applying existing and readily accessible data or tools?</text:p>
            <text:p text:style-name="P62"><text:span text:style-name="T63">If yes, please also address this risk in the Risk Mitigation section.</text:span><text:span text:style-name="T64"><text:line-break/></text:span></text:p>
          </table:table-cell>
          <table:table-cell table:style-name="TableCell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row table:style-name="TableRow73">
          <table:table-cell table:style-name="TableCell74">
            <text:p text:style-name="P75">Will this system hold sensitive data? That is, the personal data is of a nature that could be used to target an individual?<text:s/></text:p>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cell table:style-name="TableCell83">
            <text:p text:style-name="P84"/>
          </table:table-cell>
        </table:table-row>
      </table:table>
      <text:p text:style-name="P85"><text:line-break/></text:p>
      <table:table table:style-name="Table86">
        <table:table-columns>
          <table:table-column table:style-name="TableColumn87"/>
          <table:table-column table:style-name="TableColumn88"/>
        </table:table-columns>
        <table:table-row table:style-name="TableRow89">
          <table:table-cell table:style-name="TableCell90" table:number-columns-spanned="2">
            <text:p text:style-name="P91">What personal or sensitive data fields will be collected or used in this system?</text:p>
          </table:table-cell>
          <table:covered-table-cell/>
        </table:table-row>
        <table:table-row table:style-name="TableRow92">
          <table:table-cell table:style-name="TableCell93">
            <text:p text:style-name="P94">Personal:</text:p>
            <text:p text:style-name="P95"/>
          </table:table-cell>
          <table:table-cell table:style-name="TableCell96">
            <text:p text:style-name="P97"/>
            <text:p text:style-name="P98"><text:s/></text:p>
          </table:table-cell>
        </table:table-row>
        <table:table-row table:style-name="TableRow99">
          <table:table-cell table:style-name="TableCell100">
            <text:p text:style-name="P101">Sensitive:</text:p>
            <text:p text:style-name="P102"/>
          </table:table-cell>
          <table:table-cell table:style-name="TableCell103">
            <text:p text:style-name="P104"/>
          </table:table-cell>
        </table:table-row>
      </table:table>
      <text:p text:style-name="P105"><text:span text:style-name="T106"><text:line-break/></text:span><text:span text:style-name="T107">Note:</text:span><text:span text:style-name="T108"><text:s/>if your policy will address the use of sensitive data, you must also review the<text:s/></text:span><text:a xlink:href="https://library.mercycorps.org/record/38516" office:target-frame-name="_top" xlink:show="replace"><text:span text:style-name="T109">Sensitive Data Guidance</text:span></text:a><text:span text:style-name="T110"><text:s/>to ensure proper policy statements around the use of this data.</text:span></text:p>
      <text:p text:style-name="Normal"><text:span text:style-name="T111">Data Collection</text:span></text:p>
      <table:table table:style-name="Table112">
        <table:table-columns>
          <table:table-column table:style-name="TableColumn113"/>
          <table:table-column table:style-name="TableColumn114"/>
        </table:table-columns>
        <table:table-row table:style-name="TableRow115">
          <table:table-cell table:style-name="TableCell116" table:number-columns-spanned="2">
            <text:p text:style-name="P117"><text:span text:style-name="T118">How will the data be collected or obtained for use in this system?<text:s/></text:span><text:span text:style-name="T119"><text:line-break/></text:span><text:span text:style-name="T120">Please provide details.<text:s/></text:span><text:span text:style-name="T121"><text:line-break/></text:span></text:p>
          </table:table-cell>
          <table:covered-table-cell/>
        </table:table-row>
        <table:table-row table:style-name="TableRow122">
          <table:table-cell table:style-name="TableCell123">
            <text:p text:style-name="P124">Direct from individual(s)</text:p>
            <text:p text:style-name="P125"/>
          </table:table-cell>
          <table:table-cell table:style-name="TableCell126">
            <text:p text:style-name="P127"/>
            <text:p text:style-name="P128"><text:s/></text:p>
          </table:table-cell>
        </table:table-row>
        <table:table-row table:style-name="TableRow129">
          <table:table-cell table:style-name="TableCell130">
            <text:p text:style-name="P131">Third party (government, NGO, vendor, partner, etc) <text:s/></text:p>
            <text:p text:style-name="P132"/>
          </table:table-cell>
          <table:table-cell table:style-name="TableCell133">
            <text:p text:style-name="P134"/>
          </table:table-cell>
        </table:table-row>
      </table:table>
      <text:p text:style-name="P135"/>
      <table:table table:style-name="Table136">
        <table:table-columns>
          <table:table-column table:style-name="TableColumn137"/>
          <table:table-column table:style-name="TableColumn138"/>
        </table:table-columns>
        <table:table-row table:style-name="TableRow139">
          <table:table-cell table:style-name="TableCell140" table:number-columns-spanned="2">
            <text:p text:style-name="P141"><text:span text:style-name="T142">In what formats (file types) and locations (software/technologies, work or personal devices) will data related to this system be collected, managed, or stored?<text:s/></text:span><text:span text:style-name="T143"><text:line-break/></text:span><text:span text:style-name="T144">Please provide details, particularly if the technologies used are not in the<text:s/></text:span><text:a xlink:href="https://library.mercycorps.org/record/37835?ln=en" office:target-frame-name="_top" xlink:show="replace"><text:span text:style-name="T145">MEL Tech Suite</text:span></text:a><text:span text:style-name="T146"><text:s/>or a standard enterprise application.</text:span><text:span text:style-name="T147"><text:line-break/></text:span></text:p>
          </table:table-cell>
          <table:covered-table-cell/>
        </table:table-row>
        <table:table-row table:style-name="TableRow148">
          <table:table-cell table:style-name="TableCell149">
            <text:p text:style-name="P150">Collected</text:p>
          </table:table-cell>
          <table:table-cell table:style-name="TableCell151">
            <text:p text:style-name="P152"/>
            <text:soft-page-break/>
            <text:p text:style-name="P153"><text:s/></text:p>
          </table:table-cell>
        </table:table-row>
        <text:soft-page-break/>
        <table:table-row table:style-name="TableRow154">
          <table:table-cell table:style-name="TableCell155">
            <text:p text:style-name="P156">Managed</text:p>
            <text:p text:style-name="P157"/>
          </table:table-cell>
          <table:table-cell table:style-name="TableCell158">
            <text:p text:style-name="P159"/>
          </table:table-cell>
        </table:table-row>
        <table:table-row table:style-name="TableRow160">
          <table:table-cell table:style-name="TableCell161">
            <text:p text:style-name="P162">Stored<text:line-break/></text:p>
          </table:table-cell>
          <table:table-cell table:style-name="TableCell163">
            <text:p text:style-name="P164"/>
          </table:table-cell>
        </table:table-row>
      </table:table>
      <text:p text:style-name="P165"/>
      <table:table table:style-name="Table166">
        <table:table-columns>
          <table:table-column table:style-name="TableColumn167"/>
        </table:table-columns>
        <table:table-row table:style-name="TableRow168">
          <table:table-cell table:style-name="TableCell169">
            <text:p text:style-name="P170"><text:span text:style-name="T171">Will any potentially more invasive methods of data collection be used in relation to this system? (e.g., taking photographs, using biometrics, collecting signatures)?</text:span><text:span text:style-name="T172"><text:line-break/></text:span><text:span text:style-name="T173">If yes, please also address this risk in the Risk Mitigation section.</text:span><text:span text:style-name="T174"><text:line-break/></text:span></text:p>
          </table:table-cell>
        </table:table-row>
        <table:table-row table:style-name="TableRow175">
          <table:table-cell table:style-name="TableCell176">
            <text:p text:style-name="P177"/>
            <text:p text:style-name="P178"><text:s/></text:p>
          </table:table-cell>
        </table:table-row>
      </table:table>
      <text:p text:style-name="P179"/>
      <table:table table:style-name="Table180">
        <table:table-columns>
          <table:table-column table:style-name="TableColumn181"/>
        </table:table-columns>
        <table:table-row table:style-name="TableRow182">
          <table:table-cell table:style-name="TableCell183">
            <text:p text:style-name="P184">How often will the data be collected or obtained for use in this system?</text:p>
          </table:table-cell>
        </table:table-row>
        <table:table-row table:style-name="TableRow185">
          <table:table-cell table:style-name="TableCell186">
            <text:p text:style-name="P187"/>
            <text:p text:style-name="P188"><text:s/></text:p>
          </table:table-cell>
        </table:table-row>
      </table:table>
      <text:p text:style-name="P189"/>
      <table:table table:style-name="Table190">
        <table:table-columns>
          <table:table-column table:style-name="TableColumn191"/>
        </table:table-columns>
        <table:table-row table:style-name="TableRow192">
          <table:table-cell table:style-name="TableCell193">
            <text:p text:style-name="P194">How will an individual’s circumstances be considered when the personal data is being collected or used in this system?</text:p>
          </table:table-cell>
        </table:table-row>
        <table:table-row table:style-name="TableRow195">
          <table:table-cell table:style-name="TableCell196">
            <text:p text:style-name="P197"/>
            <text:p text:style-name="P198"><text:s/></text:p>
          </table:table-cell>
        </table:table-row>
      </table:table>
      <text:p text:style-name="P199"/>
      <table:table table:style-name="Table200">
        <table:table-columns>
          <table:table-column table:style-name="TableColumn201"/>
        </table:table-columns>
        <table:table-row table:style-name="TableRow202">
          <table:table-cell table:style-name="TableCell203">
            <text:p text:style-name="P204">What type of data collection notice will be given to the individual, regarding its use in this system, and how will notice be given?<text:s/></text:p>
            <text:p text:style-name="P205">For example: purpose, use, disclosure, and legal implications, and choices around the use of that data.</text:p>
          </table:table-cell>
        </table:table-row>
        <table:table-row table:style-name="TableRow206">
          <table:table-cell table:style-name="TableCell207">
            <text:p text:style-name="P208"/>
            <text:p text:style-name="P209"><text:s/></text:p>
          </table:table-cell>
        </table:table-row>
      </table:table>
      <text:p text:style-name="P210"/>
      <text:p text:style-name="Normal"><text:span text:style-name="T211">Data Purpose and Scope</text:span></text:p>
      <text:p text:style-name="P212">Every personal data-related activity must have a lawful basis for the processing of that data.<text:s/></text:p>
      <table:table table:style-name="Table213">
        <table:table-columns>
          <table:table-column table:style-name="TableColumn214"/>
          <table:table-column table:style-name="TableColumn215"/>
        </table:table-columns>
        <table:table-row table:style-name="TableRow216">
          <table:table-cell table:style-name="TableCell217" table:number-columns-spanned="2">
            <text:p text:style-name="P218"><text:span text:style-name="T219">What lawful basis are you using to collect or process this data for use in this system?<text:s/></text:span><text:span text:style-name="T220"><text:line-break/></text:span><text:a xlink:href="https://ico.org.uk/for-organisations/guide-to-data-protection/guide-to-the-general-data-protection-regulation-gdpr/lawful-basis-for-processing/#what" office:target-frame-name="_top" xlink:show="replace"><text:span text:style-name="T221">Go here</text:span></text:a><text:span text:style-name="T222"><text:s/>for more information on lawful bases, but please select one or more legal bases noted below, then provide details on why that basis applies to your activity.</text:span><text:span text:style-name="T223"><text:line-break/></text:span></text:p>
          </table:table-cell>
          <table:covered-table-cell/>
        </table:table-row>
        <table:table-row table:style-name="TableRow224">
          <table:table-cell table:style-name="TableCell225">
            <text:p text:style-name="P226"><text:span text:style-name="T227">Consent</text:span>: the individual has given clear consent for you to process their personal data for a specific purpose.</text:p>
            <text:p text:style-name="P228"/>
          </table:table-cell>
          <table:table-cell table:style-name="TableCell229">
            <text:p text:style-name="P230"/>
            <text:p text:style-name="P231"><text:s/></text:p>
          </table:table-cell>
        </table:table-row>
        <table:table-row table:style-name="TableRow232">
          <table:table-cell table:style-name="TableCell233">
            <text:p text:style-name="P234"><text:span text:style-name="T235">Contract</text:span>: the processing is necessary for a contract you have with the individual, or because they have asked you to take specific steps before entering into a contract.</text:p>
            <text:p text:style-name="P236"/>
          </table:table-cell>
          <table:table-cell table:style-name="TableCell237">
            <text:p text:style-name="P238"/>
          </table:table-cell>
        </table:table-row>
        <text:soft-page-break/>
        <table:table-row table:style-name="TableRow239">
          <table:table-cell table:style-name="TableCell240">
            <text:p text:style-name="P241"><text:span text:style-name="T242">Legal obligation</text:span>: the processing is necessary for you to comply with the law (not including contractual obligations).<text:line-break/></text:p>
          </table:table-cell>
          <table:table-cell table:style-name="TableCell243">
            <text:p text:style-name="P244"/>
          </table:table-cell>
        </table:table-row>
        <table:table-row table:style-name="TableRow245">
          <table:table-cell table:style-name="TableCell246">
            <text:p text:style-name="P247"><text:span text:style-name="T248">Vital interests:</text:span><text:s/>the processing is necessary to protect someone’s life.<text:line-break/></text:p>
          </table:table-cell>
          <table:table-cell table:style-name="TableCell249">
            <text:p text:style-name="P250"/>
          </table:table-cell>
        </table:table-row>
        <table:table-row table:style-name="TableRow251">
          <table:table-cell table:style-name="TableCell252">
            <text:p text:style-name="P253"><text:span text:style-name="T254">Public task:<text:s/></text:span>the processing is necessary for you to perform a task in the public interest or for your official functions, and the task or function has a clear basis in law.<text:line-break/></text:p>
          </table:table-cell>
          <table:table-cell table:style-name="TableCell255">
            <text:p text:style-name="P256"/>
          </table:table-cell>
        </table:table-row>
        <table:table-row table:style-name="TableRow257">
          <table:table-cell table:style-name="TableCell258">
            <text:p text:style-name="P259"><text:span text:style-name="T260">Legitimate interests:</text:span><text:s/>the processing is necessary for your legitimate interests or the legitimate interests of a third party, unless there is a good reason to protect the individual’s personal data which overrides those legitimate interests.<text:line-break/></text:p>
          </table:table-cell>
          <table:table-cell table:style-name="TableCell261">
            <text:p text:style-name="P262"/>
            <text:p text:style-name="P263"/>
          </table:table-cell>
        </table:table-row>
      </table:table>
      <text:p text:style-name="P264"/>
      <table:table table:style-name="Table265">
        <table:table-columns>
          <table:table-column table:style-name="TableColumn266"/>
        </table:table-columns>
        <table:table-row table:style-name="TableRow267">
          <table:table-cell table:style-name="TableCell268">
            <text:p text:style-name="P269">If you are relying on consent to process personal data in this system, how will consent be collected, and what will you do if consent is withheld or withdrawn?</text:p>
            <text:p text:style-name="P270"><text:span text:style-name="T271">If already available, please note the specific language to be used, or link to an existing template.</text:span></text:p>
            <text:p text:style-name="P272"><text:span text:style-name="T273">If yes, please also address this risk in the Risk Mitigation section.</text:span><text:span text:style-name="T274"><text:line-break/></text:span></text:p>
          </table:table-cell>
        </table:table-row>
        <table:table-row table:style-name="TableRow275">
          <table:table-cell table:style-name="TableCell276">
            <text:p text:style-name="P277"/>
            <text:p text:style-name="P278"><text:s/></text:p>
          </table:table-cell>
        </table:table-row>
      </table:table>
      <text:p text:style-name="P279"/>
      <table:table table:style-name="Table280">
        <table:table-columns>
          <table:table-column table:style-name="TableColumn281"/>
          <table:table-column table:style-name="TableColumn282"/>
          <table:table-column table:style-name="TableColumn283"/>
          <table:table-column table:style-name="TableColumn284"/>
          <table:table-column table:style-name="TableColumn285"/>
        </table:table-columns>
        <table:table-row table:style-name="TableRow286">
          <table:table-cell table:style-name="TableCell287">
            <text:p text:style-name="P288">Scope</text:p>
          </table:table-cell>
          <table:table-cell table:style-name="TableCell289">
            <text:p text:style-name="P290">Yes</text:p>
          </table:table-cell>
          <table:table-cell table:style-name="TableCell291">
            <text:p text:style-name="P292">No</text:p>
          </table:table-cell>
          <table:table-cell table:style-name="TableCell293">
            <text:p text:style-name="P294">Don’t know</text:p>
          </table:table-cell>
          <table:table-cell table:style-name="TableCell295">
            <text:p text:style-name="P296">Details</text:p>
          </table:table-cell>
        </table:table-row>
        <table:table-row table:style-name="TableRow297">
          <table:table-cell table:style-name="TableCell298">
            <text:p text:style-name="P299">If the system involves obtaining data from a third party, do they have a legitimate interest for the data access and use?<text:line-break/></text:p>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Have you narrowed your activity purpose so as to<text:s/><text:a xlink:href="https://library.mercycorps.org/search?ln=en&amp;as=1&amp;m1=a&amp;p1=Responsible+Data%3A+Definitions&amp;f1=title&amp;op1=a&amp;m2=a&amp;p2=&amp;f2=&amp;op2=a&amp;m3=a&amp;p3=&amp;f3=&amp;dt=&amp;d1d=&amp;d1m=&amp;d1y=&amp;d2d=&amp;d2m=&amp;d2y=&amp;rm=&amp;ln=en&amp;action_search=Search&amp;sf=&amp;so=d&amp;rg=25&amp;fti=0&amp;fti=0" office:target-frame-name="_top" xlink:show="replace"><text:span text:style-name="T311">minimize the amount of data collection</text:span></text:a><text:s/>that is necessary in this system?<text:line-break/></text:p>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row>
        <table:table-row table:style-name="TableRow320">
          <table:table-cell table:style-name="TableCell321">
            <text:p text:style-name="P322">Will this system’s processes ensure data is used for the same purpose for which the data was obtained?<text:s/></text:p>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row>
        <table:table-row table:style-name="TableRow332">
          <table:table-cell table:style-name="TableCell333">
            <text:p text:style-name="P334">Could the use of data in this system cause harm, or risks of harm to individuals or groups,<text:s/><text:soft-page-break/>whether or not those harms can be directly identified or visible?</text:p>
            <text:p text:style-name="P335"><text:span text:style-name="T336">If yes, please also address this risk in the Risk Mitigation section.</text:span><text:line-break/></text:p>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
      <text:p text:style-name="P345"/>
      <text:p text:style-name="Normal"><text:span text:style-name="T346">Data Accuracy, Retention and Use</text:span></text:p>
      <table:table table:style-name="Table347">
        <table:table-columns>
          <table:table-column table:style-name="TableColumn348"/>
        </table:table-columns>
        <table:table-row table:style-name="TableRow349">
          <table:table-cell table:style-name="TableCell350">
            <text:p text:style-name="P351"><text:span text:style-name="T352">Who will have access to the data in this system? This is both inside and outside of Mercy Corps</text:span><text:span text:style-name="T353"><text:line-break/></text:span><text:span text:style-name="T354">Please also address this risk in the Risk Mitigation section.</text:span><text:span text:style-name="T355"><text:line-break/></text:span></text:p>
          </table:table-cell>
        </table:table-row>
        <table:table-row table:style-name="TableRow356">
          <table:table-cell table:style-name="TableCell357">
            <text:p text:style-name="P358"/>
            <text:p text:style-name="P359"><text:s/></text:p>
          </table:table-cell>
        </table:table-row>
      </table:table>
      <text:p text:style-name="P360"/>
      <table:table table:style-name="Table361">
        <table:table-columns>
          <table:table-column table:style-name="TableColumn362"/>
          <table:table-column table:style-name="TableColumn363"/>
        </table:table-columns>
        <table:table-row table:style-name="TableRow364">
          <table:table-cell table:style-name="TableCell365" table:number-columns-spanned="2">
            <text:p text:style-name="P366">If the system involves data obtained from or shared with a third party:</text:p>
          </table:table-cell>
          <table:covered-table-cell/>
        </table:table-row>
        <table:table-row table:style-name="TableRow367">
          <table:table-cell table:style-name="TableCell368">
            <text:p text:style-name="P369">Is there a data sharing agreement (DSA) in place?</text:p>
            <text:p text:style-name="P370"><text:span text:style-name="T371">Please also address this risk in the Risk Mitigation section.</text:span><text:span text:style-name="T372"><text:line-break/></text:span></text:p>
          </table:table-cell>
          <table:table-cell table:style-name="TableCell373">
            <text:p text:style-name="P374"/>
          </table:table-cell>
        </table:table-row>
        <table:table-row table:style-name="TableRow375">
          <table:table-cell table:style-name="TableCell376">
            <text:p text:style-name="P377">Will the third party share this data with any other third parties, whether that is another partner, sub-contractor, or technology/service?<text:s/></text:p>
            <text:p text:style-name="P378"><text:span text:style-name="T379">If yes, please also address this risk in the Risk Mitigation section.</text:span><text:span text:style-name="T380"><text:line-break/></text:span></text:p>
          </table:table-cell>
          <table:table-cell table:style-name="TableCell381">
            <text:p text:style-name="P382"/>
          </table:table-cell>
        </table:table-row>
      </table:table>
      <text:p text:style-name="P383"/>
      <table:table table:style-name="Table384">
        <table:table-columns>
          <table:table-column table:style-name="TableColumn385"/>
        </table:table-columns>
        <table:table-row table:style-name="TableRow386">
          <table:table-cell table:style-name="TableCell387">
            <text:p text:style-name="P388">How will you ensure the initial and ongoing accuracy of data in this system?</text:p>
            <text:p text:style-name="P389"><text:span text:style-name="T390">Please also address this risk in the Risk Mitigation section.</text:span><text:span text:style-name="T391"><text:line-break/></text:span></text:p>
          </table:table-cell>
        </table:table-row>
        <table:table-row table:style-name="TableRow392">
          <table:table-cell table:style-name="TableCell393">
            <text:p text:style-name="P394"/>
            <text:p text:style-name="P395"><text:s/></text:p>
          </table:table-cell>
        </table:table-row>
      </table:table>
      <text:p text:style-name="P396"/>
      <table:table table:style-name="Table397">
        <table:table-columns>
          <table:table-column table:style-name="TableColumn398"/>
        </table:table-columns>
        <table:table-row table:style-name="TableRow399">
          <table:table-cell table:style-name="TableCell400">
            <text:p text:style-name="P401">Explain the process by which an individual would request that their data can be accessed, updated or deleted in this system.</text:p>
          </table:table-cell>
        </table:table-row>
        <table:table-row table:style-name="TableRow402">
          <table:table-cell table:style-name="TableCell403">
            <text:p text:style-name="P404"/>
            <text:p text:style-name="P405"><text:s/></text:p>
          </table:table-cell>
        </table:table-row>
      </table:table>
      <text:p text:style-name="P406"/>
      <table:table table:style-name="Table407">
        <table:table-columns>
          <table:table-column table:style-name="TableColumn408"/>
        </table:table-columns>
        <table:table-row table:style-name="TableRow409">
          <table:table-cell table:style-name="TableCell410">
            <text:p text:style-name="P411">How will you ensure the data will be stored in this system no longer than is necessary? What retention periods are suitable for the personal data you will be processing in this system?<text:s/></text:p>
            <text:p text:style-name="P412"><text:span text:style-name="T413">Please also address this risk in the Risk Mitigation section.</text:span><text:span text:style-name="T414"><text:line-break/></text:span></text:p>
          </table:table-cell>
        </table:table-row>
        <table:table-row table:style-name="TableRow415">
          <table:table-cell table:style-name="TableCell416">
            <text:p text:style-name="P417"/>
            <text:p text:style-name="P418"><text:s/></text:p>
          </table:table-cell>
        </table:table-row>
      </table:table>
      <text:p text:style-name="P419"/>
      <table:table table:style-name="Table420">
        <table:table-columns>
          <table:table-column table:style-name="TableColumn421"/>
        </table:table-columns>
        <table:table-row table:style-name="TableRow422">
          <table:table-cell table:style-name="TableCell423">
            <text:soft-page-break/>
            <text:p text:style-name="P424">What mechanism or tool will be used to handle complaints for this system? Is the tool visible, comprehensive and effective?</text:p>
            <text:p text:style-name="P425"><text:span text:style-name="T426">Please also address this risk in the Risk Mitigation section.</text:span><text:span text:style-name="T427"><text:line-break/></text:span></text:p>
          </table:table-cell>
        </table:table-row>
        <table:table-row table:style-name="TableRow428">
          <table:table-cell table:style-name="TableCell429">
            <text:p text:style-name="P430"/>
            <text:p text:style-name="P431"><text:s/></text:p>
          </table:table-cell>
        </table:table-row>
      </table:table>
      <text:p text:style-name="P432"/>
      <table:table table:style-name="Table433">
        <table:table-columns>
          <table:table-column table:style-name="TableColumn434"/>
        </table:table-columns>
        <table:table-row table:style-name="TableRow435">
          <table:table-cell table:style-name="TableCell436">
            <text:p text:style-name="P437"><text:span text:style-name="T438">Will the new system you are putting in place allow you to easily understand what data is held on an individual and report on that data if necessary?</text:span><text:span text:style-name="T439"><text:line-break/></text:span><text:span text:style-name="T440">If yes, please also address this risk in the Risk Mitigation section.</text:span><text:span text:style-name="T441"><text:line-break/></text:span></text:p>
          </table:table-cell>
        </table:table-row>
        <table:table-row table:style-name="TableRow442">
          <table:table-cell table:style-name="TableCell443">
            <text:p text:style-name="P444"/>
            <text:p text:style-name="P445"><text:s/></text:p>
          </table:table-cell>
        </table:table-row>
      </table:table>
      <text:p text:style-name="P446"/>
      <table:table table:style-name="Table447">
        <table:table-columns>
          <table:table-column table:style-name="TableColumn448"/>
        </table:table-columns>
        <table:table-row table:style-name="TableRow449">
          <table:table-cell table:style-name="TableCell450">
            <text:p text:style-name="P451">Do you plan to report on your activities in this system, and if so, what type of reports and who will reports be shared with?<text:s/></text:p>
          </table:table-cell>
        </table:table-row>
        <table:table-row table:style-name="TableRow452">
          <table:table-cell table:style-name="TableCell453">
            <text:p text:style-name="P454"/>
            <text:p text:style-name="P455"><text:s/></text:p>
          </table:table-cell>
        </table:table-row>
      </table:table>
      <text:p text:style-name="P456"/>
      <text:p text:style-name="P457">Data Security</text:p>
      <text:p text:style-name="P458">For this section, you will need to have a firm<text:s/>understanding of the systems and tools being used as part of your activity. If you have any questions about how to answer these questions, please contact your local IT admin, or the Data Protection and Privacy team.<text:s/></text:p>
      <table:table table:style-name="Table459">
        <table:table-columns>
          <table:table-column table:style-name="TableColumn460"/>
        </table:table-columns>
        <table:table-row table:style-name="TableRow461">
          <table:table-cell table:style-name="TableCell462">
            <text:p text:style-name="P463"><text:span text:style-name="T464">For the new and existing systems being used to collect or manage personal data, do you have the necessary training and instructions to ensure that team members know how to operate these systems securely?</text:span><text:span text:style-name="T465"><text:line-break/></text:span><text:span text:style-name="T466">Please also address this risk in the Risk Mitigation section.</text:span><text:span text:style-name="T467"><text:line-break/></text:span></text:p>
          </table:table-cell>
        </table:table-row>
        <table:table-row table:style-name="TableRow468">
          <table:table-cell table:style-name="TableCell469">
            <text:p text:style-name="P470"/>
            <text:p text:style-name="P471"><text:s/></text:p>
          </table:table-cell>
        </table:table-row>
      </table:table>
      <text:p text:style-name="P472"/>
      <table:table table:style-name="Table473">
        <table:table-columns>
          <table:table-column table:style-name="TableColumn474"/>
        </table:table-columns>
        <table:table-row table:style-name="TableRow475">
          <table:table-cell table:style-name="TableCell476">
            <text:p text:style-name="P477"><text:span text:style-name="T478">Will the new and existing systems be able to prevent and detect data misuse or inappropriate access?</text:span><text:span text:style-name="T479"><text:line-break/></text:span><text:span text:style-name="T480">Please also address this risk in the Risk Mitigation section.</text:span><text:span text:style-name="T481"><text:line-break/></text:span></text:p>
          </table:table-cell>
        </table:table-row>
        <table:table-row table:style-name="TableRow482">
          <table:table-cell table:style-name="TableCell483">
            <text:p text:style-name="P484"/>
            <text:p text:style-name="P485"><text:s/></text:p>
          </table:table-cell>
        </table:table-row>
      </table:table>
      <text:p text:style-name="P486"/>
      <table:table table:style-name="Table487">
        <table:table-columns>
          <table:table-column table:style-name="TableColumn488"/>
        </table:table-columns>
        <table:table-row table:style-name="TableRow489">
          <table:table-cell table:style-name="TableCell490">
            <text:p text:style-name="P491"><text:span text:style-name="T492">If relevant, are your vendors, partners, data providers or systems, and their data use, compliant with Mercy Corps’<text:s/></text:span><text:a xlink:href="https://library.mercycorps.org/record/30303?ln=en" office:target-frame-name="_top" xlink:show="replace"><text:span text:style-name="T493">Responsible Data Policy</text:span></text:a><text:span text:style-name="T494"><text:s/>and applicable laws and policies?</text:span></text:p>
            <text:p text:style-name="P495"><text:span text:style-name="T496">The best way to document this requirement is to link to or refer to existing security, privacy, or contract-related materials from your vendor, partner, data provider, or system/technology provider. The key is to provide materials that clearly show that the third party is complying with global and industry standards.<text:s/></text:span></text:p>
          </table:table-cell>
        </table:table-row>
        <table:table-row table:style-name="TableRow497">
          <table:table-cell table:style-name="TableCell498">
            <text:p text:style-name="P499"/>
            <text:p text:style-name="P500"><text:s/></text:p>
          </table:table-cell>
        </table:table-row>
      </table:table>
      <text:p text:style-name="P501"/>
      <table:table table:style-name="Table502">
        <table:table-columns>
          <table:table-column table:style-name="TableColumn503"/>
        </table:table-columns>
        <table:table-row table:style-name="TableRow504">
          <table:table-cell table:style-name="TableCell505">
            <text:soft-page-break/>
            <text:p text:style-name="P506">What audit, technical and administrative safeguards are you using, both in and outside the systems, to avoid the possibility of a data breach or incident?</text:p>
            <text:p text:style-name="P507"><text:span text:style-name="T508">Please also address this risk in the Risk Mitigation section.</text:span><text:span text:style-name="T509"><text:line-break/></text:span></text:p>
          </table:table-cell>
        </table:table-row>
        <table:table-row table:style-name="TableRow510">
          <table:table-cell table:style-name="TableCell511">
            <text:p text:style-name="P512"/>
            <text:p text:style-name="P513"><text:s/></text:p>
          </table:table-cell>
        </table:table-row>
      </table:table>
      <text:p text:style-name="P514"/>
      <table:table table:style-name="Table515">
        <table:table-columns>
          <table:table-column table:style-name="TableColumn516"/>
        </table:table-columns>
        <table:table-row table:style-name="TableRow517">
          <table:table-cell table:style-name="TableCell518">
            <text:p text:style-name="P519"><text:span text:style-name="T520">What steps will you take to handle a suspected data or privacy breach of new and existing systems?</text:span><text:span text:style-name="T521"><text:line-break/></text:span><text:span text:style-name="T522">Please provide details including main point of contact, local and global response.</text:span></text:p>
          </table:table-cell>
        </table:table-row>
        <table:table-row table:style-name="TableRow523">
          <table:table-cell table:style-name="TableCell524">
            <text:p text:style-name="P525"/>
            <text:p text:style-name="P526"><text:s/></text:p>
          </table:table-cell>
        </table:table-row>
      </table:table>
      <text:p text:style-name="P527"/>
      <text:p text:style-name="Normal"><text:span text:style-name="T528">Risk Analysis</text:span><text:span text:style-name="T529"><text:line-break/></text:span><text:span text:style-name="T530">Risk Mitigation</text:span></text:p>
      <text:p text:style-name="P531"><text:span text:style-name="T532">Several questions above include this statement:<text:s/></text:span><text:span text:style-name="T533">Please also address this risk in the Risk Mitigation section</text:span><text:span text:style-name="T534">. For each<text:s/></text:span><text:span text:style-name="T535">risk-related question you answered, discuss that risk in the table below, then describe how you will mitigate or resolve these risks.</text:span></text:p>
      <table:table table:style-name="Table536">
        <table:table-columns>
          <table:table-column table:style-name="TableColumn537"/>
          <table:table-column table:style-name="TableColumn538"/>
          <table:table-column table:style-name="TableColumn539"/>
          <table:table-column table:style-name="TableColumn540"/>
        </table:table-columns>
        <table:table-row table:style-name="TableRow541">
          <table:table-cell table:style-name="TableCell542">
            <text:p text:style-name="P543">Risk<text:s/></text:p>
          </table:table-cell>
          <table:table-cell table:style-name="TableCell544">
            <text:p text:style-name="P545">Solution</text:p>
          </table:table-cell>
          <table:table-cell table:style-name="TableCell546">
            <text:p text:style-name="P547">Outcome</text:p>
          </table:table-cell>
          <table:table-cell table:style-name="TableCell548">
            <text:p text:style-name="P549">Evaluation</text:p>
          </table:table-cell>
        </table:table-row>
        <table:table-row table:style-name="TableRow550">
          <table:table-cell table:style-name="TableCell551">
            <text:p text:style-name="P552">EXAMPLE: Do you have necessary training and instructions to ensure</text:p>
            <text:p text:style-name="P553">that staff know<text:s/>how to</text:p>
            <text:p text:style-name="P554">operate a new system</text:p>
            <text:p text:style-name="P555">securely?</text:p>
          </table:table-cell>
          <table:table-cell table:style-name="TableCell556">
            <text:p text:style-name="P557">Detailed training is easily provided.</text:p>
          </table:table-cell>
          <table:table-cell table:style-name="TableCell558">
            <text:p text:style-name="P559">Trained staff</text:p>
          </table:table-cell>
          <table:table-cell table:style-name="TableCell560">
            <text:p text:style-name="P561">Acceptable</text:p>
          </table:table-cell>
        </table:table-row>
        <table:table-row table:style-name="TableRow562">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row>
        <table:table-row table:style-name="TableRow571">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row>
        <table:table-row table:style-name="TableRow580">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row>
      </table:table>
      <text:p text:style-name="P589"/>
      <text:p text:style-name="Normal"><text:span text:style-name="T590">Mitigation Outcomes</text:span></text:p>
      <text:p text:style-name="P591">For each mitigation option identified above, describe next steps.</text:p>
      <table:table table:style-name="Table592">
        <table:table-columns>
          <table:table-column table:style-name="TableColumn593"/>
          <table:table-column table:style-name="TableColumn594"/>
          <table:table-column table:style-name="TableColumn595"/>
        </table:table-columns>
        <table:table-row table:style-name="TableRow596">
          <table:table-cell table:style-name="TableCell597">
            <text:p text:style-name="P598">Action to be taken</text:p>
          </table:table-cell>
          <table:table-cell table:style-name="TableCell599">
            <text:p text:style-name="P600">Due date</text:p>
          </table:table-cell>
          <table:table-cell table:style-name="TableCell601">
            <text:p text:style-name="P602">Responsible party</text:p>
          </table:table-cell>
        </table:table-row>
        <table:table-row table:style-name="TableRow603">
          <table:table-cell table:style-name="TableCell604">
            <text:p text:style-name="P605">EXAMPLE: Staff trained on handling of each request type</text:p>
          </table:table-cell>
          <table:table-cell table:style-name="TableCell606">
            <text:p text:style-name="P607">Within 30 days of launch</text:p>
          </table:table-cell>
          <table:table-cell table:style-name="TableCell608">
            <text:p text:style-name="P609">Program Manager</text:p>
          </table:table-cell>
        </table:table-row>
        <table:table-row table:style-name="TableRow610">
          <table:table-cell table:style-name="TableCell611">
            <text:p text:style-name="P612"/>
          </table:table-cell>
          <table:table-cell table:style-name="TableCell613">
            <text:p text:style-name="P614"/>
          </table:table-cell>
          <table:table-cell table:style-name="TableCell615">
            <text:p text:style-name="P616"/>
          </table:table-cell>
        </table:table-row>
        <table:table-row table:style-name="TableRow617">
          <table:table-cell table:style-name="TableCell618">
            <text:p text:style-name="P619"/>
          </table:table-cell>
          <table:table-cell table:style-name="TableCell620">
            <text:p text:style-name="P621"/>
          </table:table-cell>
          <table:table-cell table:style-name="TableCell622">
            <text:p text:style-name="P623"/>
          </table:table-cell>
        </table:table-row>
        <table:table-row table:style-name="TableRow624">
          <table:table-cell table:style-name="TableCell625">
            <text:p text:style-name="P626"/>
          </table:table-cell>
          <table:table-cell table:style-name="TableCell627">
            <text:p text:style-name="P628"/>
          </table:table-cell>
          <table:table-cell table:style-name="TableCell629">
            <text:p text:style-name="P630"/>
          </table:table-cell>
        </table:table-row>
      </table:table>
      <text:soft-page-break/>
      <text:p text:style-name="Normal"><text:span text:style-name="T631">Final assessment and recommendations</text:span></text:p>
      <text:p text:style-name="P632">After reviewing the above and reflecting on your answers, how will you proceed?</text:p>
      <text:p text:style-name="P633"/>
      <text:list text:style-name="LFO4" text:continue-numbering="true">
        <text:list-item>
          <text:p text:style-name="P634">The risks and harms are<text:s/>not likely, and if they are, they would not be severe. Moreover, the benefits outweigh these risks. I will proceed with the project.</text:p>
        </text:list-item>
        <text:list-item>
          <text:p text:style-name="P635">The risks and harms are more severe than the potential benefit of the project. However, I can mitigate the risks and proceed with the project.</text:p>
        </text:list-item>
        <text:list-item>
          <text:p text:style-name="P636">The risks and harms are more severe than the potential benefit of the project.</text:p>
        </text:list-item>
        <text:list-item>
          <text:p text:style-name="P637">The risks cannot be mitigated. I will cancel the project.</text:p>
        </text:list-item>
        <text:list-item>
          <text:p text:style-name="P638">I do not know. I need more guidance from domain and data experts (legal, privacy, security, etc.).</text:p>
        </text:list-item>
      </text:list>
      <text:p text:style-name="P639"/>
      <table:table table:style-name="Table640">
        <table:table-columns>
          <table:table-column table:style-name="TableColumn641"/>
        </table:table-columns>
        <table:table-row table:style-name="TableRow642">
          <table:table-cell table:style-name="TableCell643">
            <text:p text:style-name="P644">Additional comments</text:p>
            <text:p text:style-name="P645"/>
          </table:table-cell>
        </table:table-row>
      </table:table>
      <text:p text:style-name="P646"/>
      <text:p text:style-name="P647"/>
      <table:table table:style-name="Table648">
        <table:table-columns>
          <table:table-column table:style-name="TableColumn649"/>
        </table:table-columns>
        <table:table-row table:style-name="TableRow650">
          <table:table-cell table:style-name="TableCell651">
            <text:p text:style-name="P652">Signatures from core PIA team, including Data Protection and Privacy team and/or MEL/KM team review:</text:p>
            <text:p text:style-name="P653"/>
            <text:p text:style-name="P654"/>
            <text:p text:style-name="P655"/>
            <text:p text:style-name="P656">Assessment completion dates:</text:p>
            <text:list text:style-name="LFO5" text:continue-numbering="true">
              <text:list-item>
                <text:p text:style-name="P657">Pre-activity:</text:p>
              </text:list-item>
              <text:list-item>
                <text:p text:style-name="P658">Activity start:<text:s/></text:p>
              </text:list-item>
              <text:list-item>
                <text:p text:style-name="P659">Final (1 year from activity start):<text:s/></text:p>
              </text:list-item>
            </text:list>
            <text:p text:style-name="P660"/>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Normal" style:display-name="Normal" style:family="paragraph">
      <style:paragraph-properties fo:margin-bottom="0in" fo:line-height="115%"/>
      <style:text-properties style:font-name="Arial" style:font-name-asian="Arial" style:font-name-complex="Arial" fo:language="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size="20pt" style:font-size-asian="20pt" style:font-size-complex="20pt" fo:language="e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drock Roberts</meta:initial-creator>
    <dc:creator>Shadrock Roberts</dc:creator>
    <meta:creation-date>2022-02-17T21:50:00Z</meta:creation-date>
    <dc:date>2022-02-17T22:24:00Z</dc:date>
    <meta:template xlink:href="Normal.dotm" xlink:type="simple"/>
    <meta:editing-cycles>6</meta:editing-cycles>
    <meta:editing-duration>PT360S</meta:editing-duration>
    <meta:document-statistic meta:page-count="8" meta:paragraph-count="23" meta:word-count="1734" meta:character-count="11601" meta:row-count="82" meta:non-whitespace-character-count="9890"/>
  </office:meta>
</office:document-meta>
</file>